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535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2.9161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1.8543in"/>
    </style:style>
    <style:style style:name="co7" style:family="table-column">
      <style:table-column-properties fo:break-before="auto" style:column-width="0.3319in"/>
    </style:style>
    <style:style style:name="co8" style:family="table-column">
      <style:table-column-properties fo:break-before="auto" style:column-width="1.0398in"/>
    </style:style>
    <style:style style:name="co9" style:family="table-column">
      <style:table-column-properties fo:break-before="auto" style:column-width="0.9752in"/>
    </style:style>
    <style:style style:name="co10" style:family="table-column">
      <style:table-column-properties fo:break-before="auto" style:column-width="1.6618in"/>
    </style:style>
    <style:style style:name="co11" style:family="table-column">
      <style:table-column-properties fo:break-before="auto" style:column-width="1.2008in"/>
    </style:style>
    <style:style style:name="co12" style:family="table-column">
      <style:table-column-properties fo:break-before="auto" style:column-width="0.4181in"/>
    </style:style>
    <style:style style:name="co13" style:family="table-column">
      <style:table-column-properties fo:break-before="auto" style:column-width="1.372in"/>
    </style:style>
    <style:style style:name="co14" style:family="table-column">
      <style:table-column-properties fo:break-before="auto" style:column-width="0.45in"/>
    </style:style>
    <style:style style:name="co15" style:family="table-column">
      <style:table-column-properties fo:break-before="auto" style:column-width="0.5146in"/>
    </style:style>
    <style:style style:name="co16" style:family="table-column">
      <style:table-column-properties fo:break-before="auto" style:column-width="1.9299in"/>
    </style:style>
    <style:style style:name="co17" style:family="table-column">
      <style:table-column-properties fo:break-before="auto" style:column-width="1.3291in"/>
    </style:style>
    <style:style style:name="co18" style:family="table-column">
      <style:table-column-properties fo:break-before="auto" style:column-width="0.3854in"/>
    </style:style>
    <style:style style:name="co19" style:family="table-column">
      <style:table-column-properties fo:break-before="auto" style:column-width="1.2646in"/>
    </style:style>
    <style:style style:name="co20" style:family="table-column">
      <style:table-column-properties fo:break-before="auto" style:column-width="1.6075in"/>
    </style:style>
    <style:style style:name="co21" style:family="table-column">
      <style:table-column-properties fo:break-before="auto" style:column-width="1.672in"/>
    </style:style>
    <style:style style:name="co22" style:family="table-column">
      <style:table-column-properties fo:break-before="auto" style:column-width="1.8008in"/>
    </style:style>
    <style:style style:name="co23" style:family="table-column">
      <style:table-column-properties fo:break-before="auto" style:column-width="0.3965in"/>
    </style:style>
    <style:style style:name="co24" style:family="table-column">
      <style:table-column-properties fo:break-before="auto" style:column-width="11.2146in"/>
    </style:style>
    <style:style style:name="co25" style:family="table-column">
      <style:table-column-properties fo:break-before="auto" style:column-width="0.4283in"/>
    </style:style>
    <style:style style:name="co26" style:family="table-column">
      <style:table-column-properties fo:break-before="auto" style:column-width="1.6508in"/>
    </style:style>
    <style:style style:name="co27" style:family="table-column">
      <style:table-column-properties fo:break-before="auto" style:column-width="1.5756in"/>
    </style:style>
    <style:style style:name="co28" style:family="table-column">
      <style:table-column-properties fo:break-before="auto" style:column-width="1.3075in"/>
    </style:style>
    <style:style style:name="co29" style:family="table-column">
      <style:table-column-properties fo:break-before="auto" style:column-width="2.4764in"/>
    </style:style>
    <style:style style:name="co30" style:family="table-column">
      <style:table-column-properties fo:break-before="auto" style:column-width="0.5354in"/>
    </style:style>
    <style:style style:name="co31" style:family="table-column">
      <style:table-column-properties fo:break-before="auto" style:column-width="1.1362in"/>
    </style:style>
    <style:style style:name="co32" style:family="table-column">
      <style:table-column-properties fo:break-before="auto" style:column-width="1.5327in"/>
    </style:style>
    <style:style style:name="co33" style:family="table-column">
      <style:table-column-properties fo:break-before="auto" style:column-width="1.8437in"/>
    </style:style>
    <style:style style:name="co34" style:family="table-column">
      <style:table-column-properties fo:break-before="auto" style:column-width="0.761in"/>
    </style:style>
    <style:style style:name="co35" style:family="table-column">
      <style:table-column-properties fo:break-before="auto" style:column-width="1.2543in"/>
    </style:style>
    <style:style style:name="co36" style:family="table-column">
      <style:table-column-properties fo:break-before="auto" style:column-width="1.5008in"/>
    </style:style>
    <style:style style:name="co37" style:family="table-column">
      <style:table-column-properties fo:break-before="auto" style:column-width="1.7043in"/>
    </style:style>
    <style:style style:name="co38" style:family="table-column">
      <style:table-column-properties fo:break-before="auto" style:column-width="1.8547in"/>
    </style:style>
    <style:style style:name="co39" style:family="table-column">
      <style:table-column-properties fo:break-before="auto" style:column-width="1.1791in"/>
    </style:style>
    <style:style style:name="co40" style:family="table-column">
      <style:table-column-properties fo:break-before="auto" style:column-width="0.9965in"/>
    </style:style>
    <style:style style:name="co41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Krajina" table:style-name="ta1">
        <table:table-column table:style-name="co1" table:number-columns-repeated="3" table:default-cell-style-name="Default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row table:style-name="ro1" table:number-rows-repeated="2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Louka</text:p>
          </table:table-cell>
          <table:table-cell office:value-type="string" calcext:value-type="string">
            <text:p>Zelena a kras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grass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Husty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tree.png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Hlubok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ng/water.png</text:p>
          </table:table-cell>
        </table:table-row>
        <table:table-row table:style-name="ro1">
          <table:table-cell table:number-columns-repeated="3"/>
          <table:table-cell table:style-name="Default"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ICO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Vesnice</text:p>
          </table:table-cell>
          <table:table-cell table:style-name="Default" office:value-type="string" calcext:value-type="string">
            <text:p>Tvoj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shiel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Rozcesti</text:p>
          </table:table-cell>
          <table:table-cell table:style-name="Default" office:value-type="string" calcext:value-type="string">
            <text:p>Neprite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ng/star.png</text:p>
          </table:table-cell>
        </table:table-row>
        <table:table-row table:style-name="ro1" table:number-rows-repeated="5">
          <table:table-cell table:number-columns-repeated="3"/>
          <table:table-cell table:style-name="Default" table:number-columns-repeated="5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Akce" table:style-name="ta1">
        <table:table-column table:style-name="co1" table:number-columns-repeated="3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0" table:default-cell-style-name="ce12"/>
        <table:table-column table:style-name="co11" table:default-cell-style-name="Default"/>
        <table:table-column table:style-name="co1" table:number-columns-repeated="7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Rybolov</text:p>
          </table:table-cell>
          <table:table-cell office:value-type="string" calcext:value-type="string">
            <text:p>Jidlo +4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ledovani Vody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J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Leceni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zvere</text:p>
          </table:table-cell>
          <table:table-cell office:value-type="string" calcext:value-type="string">
            <text:p>Jidlo +4 K+2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ov kosti</text:p>
          </table:table-cell>
          <table:table-cell office:value-type="string" calcext:value-type="string">
            <text:p>Kosti +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Mistr zvirat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K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Kaceni</text:p>
          </table:table-cell>
          <table:table-cell office:value-type="string" calcext:value-type="string">
            <text:p>Drevo +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P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a doma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 +Nastroj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1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ng/hamme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Hrub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3K</text:p>
          </table:table-cell>
          <table:table-cell office:value-type="string" calcext:value-type="string">
            <text:p>png/swor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Obranny boj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P</text:p>
          </table:table-cell>
          <table:table-cell office:value-type="string" calcext:value-type="string">
            <text:p>png/shiel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Plaseni zvere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 +Nastroj</text:p>
          </table:table-cell>
          <table:table-cell office:value-type="string" calcext:value-type="string">
            <text:p>png/spe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vireci oci 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binocular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Zber klesti</text:p>
          </table:table-cell>
          <table:table-cell office:value-type="string" calcext:value-type="string">
            <text:p>Kosti +4 P+1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png/bone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Leceni Kouzly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Rybolov II</text:p>
          </table:table-cell>
          <table:table-cell office:value-type="string" calcext:value-type="string">
            <text:p>Jidlo +6 K+2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Nastroj</text:p>
          </table:table-cell>
          <table:table-cell office:value-type="string" calcext:value-type="string">
            <text:p>png/food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Plaveni klad</text:p>
          </table:table-cell>
          <table:table-cell office:value-type="string" calcext:value-type="string">
            <text:p>Drevo +1 K+3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log.png</text:p>
          </table:table-cell>
          <table:table-cell table:number-columns-repeated="7"/>
          <table:table-cell table:style-name="ce1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ov dravcu</text:p>
          </table:table-cell>
          <table:table-cell office:value-type="string" calcext:value-type="string">
            <text:p>Kosti +6 J+2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akerny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K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Kaceni</text:p>
          </table:table-cell>
          <table:table-cell office:value-type="string" calcext:value-type="string">
            <text:p>Drevo +2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(J) +Nastroj</text:p>
          </table:table-cell>
          <table:table-cell office:value-type="string" calcext:value-type="string">
            <text:p>png/log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brana kdekoliv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3K +Nastroj</text:p>
          </table:table-cell>
          <table:table-cell office:value-type="string" calcext:value-type="string">
            <text:p>png/shiel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Hruza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de treba</text:p>
          </table:table-cell>
          <table:table-cell office:value-type="string" calcext:value-type="string">
            <text:p>(J) +J +P</text:p>
          </table:table-cell>
          <table:table-cell office:value-type="string" calcext:value-type="string">
            <text:p>png/spe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Lepsi Utok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Krizovatka</text:p>
          </table:table-cell>
          <table:table-cell office:value-type="string" calcext:value-type="string">
            <text:p>(J) +xJ +Nastroj</text:p>
          </table:table-cell>
          <table:table-cell office:value-type="string" calcext:value-type="string">
            <text:p>png/swor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Kouzelna Stavba</text:p>
          </table:table-cell>
          <table:table-cell office:value-type="string" calcext:value-type="string">
            <text:p>Stavba 2 P+1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Zvireci oci II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K ze 2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table:style-name="Default" office:value-type="string" calcext:value-type="string">
            <text:p>Im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Jidlo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png/food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Kosti +2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Voda / Les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one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Pruzkum +P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Okraj</text:p>
          </table:table-cell>
          <table:table-cell office:value-type="string" calcext:value-type="string">
            <text:p>(J)</text:p>
          </table:table-cell>
          <table:table-cell office:value-type="string" calcext:value-type="string">
            <text:p>png/binocular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J +K</text:p>
          </table:table-cell>
          <table:table-cell office:value-type="string" calcext:value-type="string">
            <text:p>png/heart.png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Stavba 0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Dle stavby</text:p>
          </table:table-cell>
          <table:table-cell office:value-type="string" calcext:value-type="string">
            <text:p>x +J +K</text:p>
          </table:table-cell>
          <table:table-cell office:value-type="string" calcext:value-type="string">
            <text:p>png/hammer.png</text:p>
          </table:table-cell>
          <table:table-cell table:number-columns-repeated="8"/>
        </table:table-row>
      </table:table>
      <table:table table:name="Stavby" table:style-name="ta1">
        <table:table-column table:style-name="co1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7" table:default-cell-style-name="ce12"/>
        <table:table-column table:style-name="co1" table:number-columns-repeated="2" table:default-cell-style-name="Default"/>
        <table:table-row table:style-name="ro1" table:number-rows-repeated="3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Treti sklad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ol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Hlidka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esiny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K +2J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vic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e ohniste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Lazaret</text:p>
          </table:table-cell>
          <table:table-cell office:value-type="string" calcext:value-type="string">
            <text:p>Lvl 0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2J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png/heart.png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ranne pasmo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2K</text:p>
          </table:table-cell>
          <table:table-cell office:value-type="string" calcext:value-type="string">
            <text:p>Zadna zver 2 daleko</text:p>
          </table:table-cell>
          <table:table-cell office:value-type="string" calcext:value-type="string">
            <text:p>png/sun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Chov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D +K +2J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Obetist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3K +J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Misto zasveceni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4K +2J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png/sta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lunecni pec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png/foo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traz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Chatrc stavar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Sau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2K +J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png/heart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tolec Starsich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4K +J</text:p>
          </table:table-cell>
          <table:table-cell office:value-type="string" calcext:value-type="string">
            <text:p>+1 Akcni karta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Dilna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Pametnice</text:p>
          </table:table-cell>
          <table:table-cell office:value-type="string" calcext:value-type="string">
            <text:p>Lvl 1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K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Sad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5K +2J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png/food.png</text:p>
          </table:table-cell>
          <table:table-cell/>
          <table:table-cell table:style-name="ce12"/>
        </table:table-row>
        <table:table-row table:style-name="ro1">
          <table:table-cell table:number-columns-repeated="4"/>
          <table:table-cell office:value-type="string" calcext:value-type="string">
            <text:p>Modl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3D +3K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png/star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alisada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5 dnu</text:p>
          </table:table-cell>
          <table:table-cell office:value-type="string" calcext:value-type="string">
            <text:p>4D +6K</text:p>
          </table:table-cell>
          <table:table-cell office:value-type="string" calcext:value-type="string">
            <text:p>+2 obrany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lka si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2D +3K +J</text:p>
          </table:table-cell>
          <table:table-cell office:value-type="string" calcext:value-type="string">
            <text:p>+2 Akcni karty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cny ohen</text:p>
          </table:table-cell>
          <table:table-cell office:value-type="string" calcext:value-type="string">
            <text:p>Lvl 2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3K +J</text:p>
          </table:table-cell>
          <table:table-cell office:value-type="string" calcext:value-type="string">
            <text:p>+1 Ocko na ruce</text:p>
          </table:table-cell>
          <table:table-cell office:value-type="string" calcext:value-type="string">
            <text:p>png/cards.png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 table:number-rows-repeated="2">
          <table:table-cell table:number-columns-repeated="9"/>
          <table:table-cell table:style-name="Default"/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ruhy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edlejsi sklad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2D +3K</text:p>
          </table:table-cell>
          <table:table-cell office:value-type="string" calcext:value-type="string">
            <text:p>+5 sklad</text:p>
          </table:table-cell>
          <table:table-cell office:value-type="string" calcext:value-type="string">
            <text:p>png/weight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Val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J +3K</text:p>
          </table:table-cell>
          <table:table-cell office:value-type="string" calcext:value-type="string">
            <text:p>+1 obrana</text:p>
          </table:table-cell>
          <table:table-cell office:value-type="string" calcext:value-type="string">
            <text:p>png/shield.png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Pila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D +2K +J</text:p>
          </table:table-cell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  <table:table-cell table:number-columns-repeated="2"/>
        </table:table-row>
      </table:table>
      <table:table table:name="Prizen" table:style-name="ta1">
        <table:table-column table:style-name="co1" table:number-columns-repeated="3" table:default-cell-style-name="Default"/>
        <table:table-column table:style-name="co18" table:default-cell-style-name="Default"/>
        <table:table-column table:style-name="co1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"/>
        <table:table-row table:style-name="ro1" table:number-rows-repeated="4">
          <table:table-cell table:number-columns-repeated="8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ruh</text:p>
          </table:table-cell>
          <table:table-cell office:value-type="string" calcext:value-type="string">
            <text:p>Effec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Slunecno</text:p>
          </table:table-cell>
          <table:table-cell office:value-type="string" calcext:value-type="string">
            <text:p>Pocasi</text:p>
          </table:table-cell>
          <table:table-cell/>
          <table:table-cell office:value-type="string" calcext:value-type="string">
            <text:p>Pocasi na +1</text:p>
          </table:table-cell>
          <table:table-cell office:value-type="string" calcext:value-type="string">
            <text:p>png/sun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Boure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casi na -1</text:p>
          </table:table-cell>
          <table:table-cell office:value-type="string" calcext:value-type="string">
            <text:p><text:span text:style-name="T1">png/sun</text:span>.png</text:p>
          </table:table-cell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Nova stavba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Vyber si novou stavbu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Novy nastroj</text:p>
          </table:table-cell>
          <table:table-cell office:value-type="string" calcext:value-type="string">
            <text:p>Stavba</text:p>
          </table:table-cell>
          <table:table-cell/>
          <table:table-cell office:value-type="string" calcext:value-type="string">
            <text:p>+1 Nastroj</text:p>
          </table:table-cell>
          <table:table-cell office:value-type="string" calcext:value-type="string">
            <text:p>png/hamme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ruzkum</text:p>
          </table:table-cell>
          <table:table-cell/>
          <table:table-cell office:value-type="string" calcext:value-type="string">
            <text:p>Prozkoumej 1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 +</text:p>
          </table:table-cell>
          <table:table-cell office:value-type="string" calcext:value-type="string">
            <text:p>Pruzkum</text:p>
          </table:table-cell>
          <table:table-cell/>
          <table:table-cell office:value-type="string" calcext:value-type="string">
            <text:p>Prozkoumej 2 pole</text:p>
          </table:table-cell>
          <table:table-cell office:value-type="string" calcext:value-type="string">
            <text:p>png/binocular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jidl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J</text:p>
          </table:table-cell>
          <table:table-cell office:value-type="string" calcext:value-type="string">
            <text:p>png/food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kosti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5K</text:p>
          </table:table-cell>
          <table:table-cell office:value-type="string" calcext:value-type="string">
            <text:p>png/bone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dreva</text:p>
          </table:table-cell>
          <table:table-cell office:value-type="string" calcext:value-type="string">
            <text:p>Suroviny</text:p>
          </table:table-cell>
          <table:table-cell/>
          <table:table-cell office:value-type="string" calcext:value-type="string">
            <text:p>+2D</text:p>
          </table:table-cell>
          <table:table-cell office:value-type="string" calcext:value-type="string">
            <text:p>png/log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Dar zdravi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1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zdravi +</text:p>
          </table:table-cell>
          <table:table-cell office:value-type="string" calcext:value-type="string">
            <text:p>Leceni</text:p>
          </table:table-cell>
          <table:table-cell/>
          <table:table-cell office:value-type="string" calcext:value-type="string">
            <text:p>Vyleci 2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ocni be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1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ocni bes +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Utok 2</text:p>
          </table:table-cell>
          <table:table-cell office:value-type="string" calcext:value-type="string">
            <text:p>png/sword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mluva</text:p>
          </table:table-cell>
          <table:table-cell office:value-type="string" calcext:value-type="string">
            <text:p>A. Kart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-1 Akcni karta</text:p>
          </table:table-cell>
          <table:table-cell office:value-type="string" calcext:value-type="string">
            <text:p>png/cards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dost</text:p>
          </table:table-cell>
          <table:table-cell office:value-type="string" calcext:value-type="string">
            <text:p>A. Karty</text:p>
          </table:table-cell>
          <table:table-cell/>
          <table:table-cell office:value-type="string" calcext:value-type="string">
            <text:p>+2 Akcni karty</text:p>
          </table:table-cell>
          <table:table-cell office:value-type="string" calcext:value-type="string">
            <text:p><text:span text:style-name="T1">png/cards</text:span>.pn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zen zver</text:p>
          </table:table-cell>
          <table:table-cell office:value-type="string" calcext:value-type="string">
            <text:p>Zahaneni</text:p>
          </table:table-cell>
          <table:table-cell/>
          <table:table-cell office:value-type="string" calcext:value-type="string">
            <text:p>Zahaneni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azen zver +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Zahaneni +</text:p>
          </table:table-cell>
          <table:table-cell office:value-type="string" calcext:value-type="string">
            <text:p>png/spe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dovednosti</text:p>
          </table:table-cell>
          <table:table-cell office:value-type="string" calcext:value-type="string">
            <text:p>Vycvik</text:p>
          </table:table-cell>
          <table:table-cell/>
          <table:table-cell office:value-type="string" calcext:value-type="string">
            <text:p>Vycvik zdarma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ar plodnosti</text:p>
          </table:table-cell>
          <table:table-cell office:value-type="string" calcext:value-type="string">
            <text:p>Flirt</text:p>
          </table:table-cell>
          <table:table-cell/>
          <table:table-cell office:value-type="string" calcext:value-type="string">
            <text:p>+2 Flirt</text:p>
          </table:table-cell>
          <table:table-cell office:value-type="string" calcext:value-type="string">
            <text:p>png/heart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1P tajne</text:p>
          </table:table-cell>
          <table:table-cell office:value-type="string" calcext:value-type="string">
            <text:p>png/star.png</text:p>
          </table:table-cell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Dar popularity +</text:p>
          </table:table-cell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+2P tajne</text:p>
          </table:table-cell>
          <table:table-cell office:value-type="string" calcext:value-type="string">
            <text:p>png/star.png</text:p>
          </table:table-cell>
        </table:table-row>
      </table:table>
      <table:table table:name="Help" table:style-name="ta1">
        <table:table-column table:style-name="co1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4"/>
        </table:table-row>
        <table:table-row table:style-name="ro1" table:number-rows-repeated="7">
          <table:table-cell table:number-columns-repeated="3"/>
          <table:table-cell table:style-name="ce3"/>
        </table:table-row>
        <table:table-row table:style-name="ro1" table:number-rows-repeated="4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Tex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Jidlo_+|Z R1 R2 L1||+_Kosti_+|Z L1 L2 S1||+_Drevo_+|D1 D2 R2||+_Pruzkum_+|Z R1 S1 S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Leceni_+|Z R1 S1||+_Stavba_+|Z D1 S2||+_Utok_+|V1 V2 L1||+_Obrana_+|D1 D2 V1||+_Plaseni_+|L1 V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Rychla Hra_+||Cil 10|popularity||Rozcesti na 5|poli od vsi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<text:span text:style-name="T1">Stavby|Basic||======||Ocka||======</text:span>||Stavby|Advanc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+_Stavba_+||Oprava vesnice|+popularita|nK||Vyroba vybaveni|2K</text:p>
          </table:table-cell>
        </table:table-row>
      </table:table>
      <table:table table:name="pom" table:style-name="ta1">
        <table:table-column table:style-name="co1" table:default-cell-style-name="Default"/>
        <table:table-column table:style-name="co1" table:default-cell-style-name="ce12"/>
        <table:table-row table:style-name="ro1" table:number-rows-repeated="4">
          <table:table-cell/>
          <table:table-cell table:style-name="Default"/>
        </table:table-row>
        <table:table-row table:style-name="ro1">
          <table:table-cell/>
          <table:table-cell office:value-type="string" calcext:value-type="string">
            <text:p>png/sun.png</text:p>
          </table:table-cell>
        </table:table-row>
        <table:table-row table:style-name="ro1">
          <table:table-cell/>
          <table:table-cell office:value-type="string" calcext:value-type="string">
            <text:p>png/shield.png</text:p>
          </table:table-cell>
        </table:table-row>
        <table:table-row table:style-name="ro1">
          <table:table-cell/>
          <table:table-cell office:value-type="string" calcext:value-type="string">
            <text:p>png/hammer.png</text:p>
          </table:table-cell>
        </table:table-row>
        <table:table-row table:style-name="ro1">
          <table:table-cell/>
          <table:table-cell office:value-type="string" calcext:value-type="string">
            <text:p>png/spear.png</text:p>
          </table:table-cell>
        </table:table-row>
        <table:table-row table:style-name="ro1">
          <table:table-cell/>
          <table:table-cell office:value-type="string" calcext:value-type="string">
            <text:p>png/binocular.png</text:p>
          </table:table-cell>
        </table:table-row>
        <table:table-row table:style-name="ro1">
          <table:table-cell/>
          <table:table-cell office:value-type="string" calcext:value-type="string">
            <text:p>png/sword.png</text:p>
          </table:table-cell>
        </table:table-row>
        <table:table-row table:style-name="ro1">
          <table:table-cell/>
          <table:table-cell office:value-type="string" calcext:value-type="string">
            <text:p>png/star.png</text:p>
          </table:table-cell>
        </table:table-row>
        <table:table-row table:style-name="ro1">
          <table:table-cell/>
          <table:table-cell office:value-type="string" calcext:value-type="string">
            <text:p>png/food.png</text:p>
          </table:table-cell>
        </table:table-row>
        <table:table-row table:style-name="ro1">
          <table:table-cell/>
          <table:table-cell office:value-type="string" calcext:value-type="string">
            <text:p>png/bone.png</text:p>
          </table:table-cell>
        </table:table-row>
        <table:table-row table:style-name="ro1">
          <table:table-cell/>
          <table:table-cell office:value-type="string" calcext:value-type="string">
            <text:p>png/log.png</text:p>
          </table:table-cell>
        </table:table-row>
        <table:table-row table:style-name="ro1">
          <table:table-cell/>
          <table:table-cell office:value-type="string" calcext:value-type="string">
            <text:p>png/heart.png</text:p>
          </table:table-cell>
        </table:table-row>
        <table:table-row table:style-name="ro1">
          <table:table-cell/>
          <table:table-cell office:value-type="string" calcext:value-type="string">
            <text:p>png/cards.png</text:p>
          </table:table-cell>
        </table:table-row>
        <table:table-row table:style-name="ro1">
          <table:table-cell/>
          <table:table-cell office:value-type="string" calcext:value-type="string">
            <text:p>png/weight.png</text:p>
          </table:table-cell>
        </table:table-row>
        <table:table-row table:style-name="ro1">
          <table:table-cell/>
          <table:table-cell office:value-type="string" calcext:value-type="string">
            <text:p>png/grass.png</text:p>
          </table:table-cell>
        </table:table-row>
        <table:table-row table:style-name="ro1">
          <table:table-cell/>
          <table:table-cell office:value-type="string" calcext:value-type="string">
            <text:p>png/tree.png</text:p>
          </table:table-cell>
        </table:table-row>
        <table:table-row table:style-name="ro1">
          <table:table-cell/>
          <table:table-cell office:value-type="string" calcext:value-type="string">
            <text:p>png/water.png</text:p>
          </table:table-cell>
        </table:table-row>
      </table:table>
      <table:table table:name="Ribony" table:style-name="ta1">
        <table:table-column table:style-name="co1" table:number-columns-repeated="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0" table:default-cell-style-name="ce12"/>
        <table:table-row table:style-name="ro1">
          <table:table-cell table:number-columns-repeated="5"/>
          <table:table-cell table:style-name="Default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hook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Voda: +J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spear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spear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Vyber 2 ocek</text:p>
          </table:table-cell>
          <table:table-cell office:value-type="string" calcext:value-type="string">
            <text:p>axe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Vyber 2 staveb</text:p>
          </table:table-cell>
          <table:table-cell office:value-type="string" calcext:value-type="string">
            <text:p>axe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Flirt: +J</text:p>
          </table:table-cell>
          <table:table-cell office:value-type="string" calcext:value-type="string">
            <text:p>swor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Flirt: +P</text:p>
          </table:table-cell>
          <table:table-cell office:value-type="string" calcext:value-type="string">
            <text:p>sword2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+Nastroj</text:p>
          </table:table-cell>
          <table:table-cell office:value-type="string" calcext:value-type="string">
            <text:p>wand</text:p>
          </table:table-cell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+2 Akce</text:p>
          </table:table-cell>
          <table:table-cell office:value-type="string" calcext:value-type="string">
            <text:p>wand2</text:p>
          </table:table-cell>
        </table:table-row>
      </table:table>
      <table:table table:name="Kombinace" table:style-name="ta1">
        <table:table-column table:style-name="co1" table:number-columns-repeated="3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5" table:default-cell-style-name="Default"/>
        <table:table-column table:style-name="co15" table:default-cell-style-name="Default"/>
        <table:table-column table:style-name="co30" table:default-cell-style-name="Default"/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img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RRR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7])); LEFT([.G7]; FIND(&quot;_&quot;; [.G7]) -1); [.G7])" office:value-type="string" office:string-value="bone" calcext:value-type="string">
            <text:p>bone</text:p>
          </table:table-cell>
          <table:table-cell table:formula="of:=IF(ISNUMBER(FIND(&quot;_&quot;; [.H7])); LEFT([.H7]; FIND(&quot;_&quot;; [.H7]) -1); [.H7])" office:value-type="string" office:string-value="star" calcext:value-type="string">
            <text:p>star</text:p>
          </table:table-cell>
          <table:table-cell table:formula="of:=IF(ISNUMBER(FIND(&quot;_&quot;; [.I7])); LEFT([.I7]; FIND(&quot;_&quot;; [.I7]) -1); [.I7])">
            <text:p/>
          </table:table-cell>
          <table:table-cell table:formula="of:=IF(ISNUMBER(FIND(&quot;_&quot;; [.J7])); LEFT([.J7]; FIND(&quot;_&quot;; [.J7]) -1); [.J7])">
            <text:p/>
          </table:table-cell>
          <table:table-cell table:style-name="ce12" office:value-type="string" calcext:value-type="string">
            <text:p>bone_star</text:p>
          </table:table-cell>
          <table:table-cell table:formula="of:=IF(ISNUMBER(FIND(&quot;_&quot;; [.G7])); RIGHT([.G7]; LEN([.G7]) - FIND(&quot;_&quot;; [.G7])); &quot;&quot;)" office:value-type="string" office:string-value="star" calcext:value-type="string">
            <text:p>star</text:p>
          </table:table-cell>
          <table:table-cell table:formula="of:=IF(ISNUMBER(FIND(&quot;_&quot;; [.H7])); RIGHT([.H7]; LEN([.H7]) - FIND(&quot;_&quot;; [.H7])); &quot;&quot;)">
            <text:p/>
          </table:table-cell>
          <table:table-cell table:formula="of:=IF(ISNUMBER(FIND(&quot;_&quot;; [.I7])); RIGHT([.I7]; LEN([.I7]) - FIND(&quot;_&quot;; [.I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8])); LEFT([.G8]; FIND(&quot;_&quot;; [.G8]) -1); [.G8])" office:value-type="string" office:string-value="five" calcext:value-type="string">
            <text:p>five</text:p>
          </table:table-cell>
          <table:table-cell table:formula="of:=IF(ISNUMBER(FIND(&quot;_&quot;; [.H8])); LEFT([.H8]; FIND(&quot;_&quot;; [.H8]) -1); [.H8])" office:value-type="string" office:string-value="bone" calcext:value-type="string">
            <text:p>bone</text:p>
          </table:table-cell>
          <table:table-cell table:formula="of:=IF(ISNUMBER(FIND(&quot;_&quot;; [.I8])); LEFT([.I8]; FIND(&quot;_&quot;; [.I8]) -1); [.I8])">
            <text:p/>
          </table:table-cell>
          <table:table-cell table:formula="of:=IF(ISNUMBER(FIND(&quot;_&quot;; [.J8])); LEFT([.J8]; FIND(&quot;_&quot;; [.J8]) -1); [.J8])">
            <text:p/>
          </table:table-cell>
          <table:table-cell office:value-type="string" calcext:value-type="string">
            <text:p>five_bone</text:p>
          </table:table-cell>
          <table:table-cell table:formula="of:=IF(ISNUMBER(FIND(&quot;_&quot;; [.G8])); RIGHT([.G8]; LEN([.G8]) - FIND(&quot;_&quot;; [.G8])); &quot;&quot;)" office:value-type="string" office:string-value="bone" calcext:value-type="string">
            <text:p>bone</text:p>
          </table:table-cell>
          <table:table-cell table:formula="of:=IF(ISNUMBER(FIND(&quot;_&quot;; [.H8])); RIGHT([.H8]; LEN([.H8]) - FIND(&quot;_&quot;; [.H8])); &quot;&quot;)">
            <text:p/>
          </table:table-cell>
          <table:table-cell table:formula="of:=IF(ISNUMBER(FIND(&quot;_&quot;; [.I8])); RIGHT([.I8]; LEN([.I8]) - FIND(&quot;_&quot;; [.I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9])); LEFT([.G9]; FIND(&quot;_&quot;; [.G9]) -1); [.G9])" office:value-type="string" office:string-value="five" calcext:value-type="string">
            <text:p>five</text:p>
          </table:table-cell>
          <table:table-cell table:formula="of:=IF(ISNUMBER(FIND(&quot;_&quot;; [.H9])); LEFT([.H9]; FIND(&quot;_&quot;; [.H9]) -1); [.H9])" office:value-type="string" office:string-value="food" calcext:value-type="string">
            <text:p>food</text:p>
          </table:table-cell>
          <table:table-cell table:formula="of:=IF(ISNUMBER(FIND(&quot;_&quot;; [.I9])); LEFT([.I9]; FIND(&quot;_&quot;; [.I9]) -1); [.I9])">
            <text:p/>
          </table:table-cell>
          <table:table-cell table:formula="of:=IF(ISNUMBER(FIND(&quot;_&quot;; [.J9])); LEFT([.J9]; FIND(&quot;_&quot;; [.J9]) -1); [.J9])">
            <text:p/>
          </table:table-cell>
          <table:table-cell office:value-type="string" calcext:value-type="string">
            <text:p>five_food</text:p>
          </table:table-cell>
          <table:table-cell table:formula="of:=IF(ISNUMBER(FIND(&quot;_&quot;; [.G9])); RIGHT([.G9]; LEN([.G9]) - FIND(&quot;_&quot;; [.G9])); &quot;&quot;)" office:value-type="string" office:string-value="food" calcext:value-type="string">
            <text:p>food</text:p>
          </table:table-cell>
          <table:table-cell table:formula="of:=IF(ISNUMBER(FIND(&quot;_&quot;; [.H9])); RIGHT([.H9]; LEN([.H9]) - FIND(&quot;_&quot;; [.H9])); &quot;&quot;)">
            <text:p/>
          </table:table-cell>
          <table:table-cell table:formula="of:=IF(ISNUMBER(FIND(&quot;_&quot;; [.I9])); RIGHT([.I9]; LEN([.I9]) - FIND(&quot;_&quot;; [.I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0])); LEFT([.G10]; FIND(&quot;_&quot;; [.G10]) -1); [.G10])" office:value-type="string" office:string-value="five" calcext:value-type="string">
            <text:p>five</text:p>
          </table:table-cell>
          <table:table-cell table:formula="of:=IF(ISNUMBER(FIND(&quot;_&quot;; [.H10])); LEFT([.H10]; FIND(&quot;_&quot;; [.H10]) -1); [.H10])" office:value-type="string" office:string-value="storage" calcext:value-type="string">
            <text:p>storage</text:p>
          </table:table-cell>
          <table:table-cell table:formula="of:=IF(ISNUMBER(FIND(&quot;_&quot;; [.I10])); LEFT([.I10]; FIND(&quot;_&quot;; [.I10]) -1); [.I10])">
            <text:p/>
          </table:table-cell>
          <table:table-cell table:formula="of:=IF(ISNUMBER(FIND(&quot;_&quot;; [.J10])); LEFT([.J10]; FIND(&quot;_&quot;; [.J10]) -1); [.J10])">
            <text:p/>
          </table:table-cell>
          <table:table-cell office:value-type="string" calcext:value-type="string">
            <text:p>five_storage</text:p>
          </table:table-cell>
          <table:table-cell table:formula="of:=IF(ISNUMBER(FIND(&quot;_&quot;; [.G10])); RIGHT([.G10]; LEN([.G10]) - FIND(&quot;_&quot;; [.G10])); &quot;&quot;)" office:value-type="string" office:string-value="storage" calcext:value-type="string">
            <text:p>storage</text:p>
          </table:table-cell>
          <table:table-cell table:formula="of:=IF(ISNUMBER(FIND(&quot;_&quot;; [.H10])); RIGHT([.H10]; LEN([.H10]) - FIND(&quot;_&quot;; [.H10])); &quot;&quot;)">
            <text:p/>
          </table:table-cell>
          <table:table-cell table:formula="of:=IF(ISNUMBER(FIND(&quot;_&quot;; [.I10])); RIGHT([.I10]; LEN([.I10]) - FIND(&quot;_&quot;; [.I1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1])); LEFT([.G11]; FIND(&quot;_&quot;; [.G11]) -1); [.G11])" office:value-type="string" office:string-value="food" calcext:value-type="string">
            <text:p>food</text:p>
          </table:table-cell>
          <table:table-cell table:formula="of:=IF(ISNUMBER(FIND(&quot;_&quot;; [.H11])); LEFT([.H11]; FIND(&quot;_&quot;; [.H11]) -1); [.H11])" office:value-type="string" office:string-value="bone" calcext:value-type="string">
            <text:p>bone</text:p>
          </table:table-cell>
          <table:table-cell table:formula="of:=IF(ISNUMBER(FIND(&quot;_&quot;; [.I11])); LEFT([.I11]; FIND(&quot;_&quot;; [.I11]) -1); [.I11])">
            <text:p/>
          </table:table-cell>
          <table:table-cell table:formula="of:=IF(ISNUMBER(FIND(&quot;_&quot;; [.J11])); LEFT([.J11]; FIND(&quot;_&quot;; [.J11]) -1); [.J11])">
            <text:p/>
          </table:table-cell>
          <table:table-cell table:style-name="ce12" office:value-type="string" calcext:value-type="string">
            <text:p>food_bone</text:p>
          </table:table-cell>
          <table:table-cell table:formula="of:=IF(ISNUMBER(FIND(&quot;_&quot;; [.G11])); RIGHT([.G11]; LEN([.G11]) - FIND(&quot;_&quot;; [.G11])); &quot;&quot;)" office:value-type="string" office:string-value="bone" calcext:value-type="string">
            <text:p>bone</text:p>
          </table:table-cell>
          <table:table-cell table:formula="of:=IF(ISNUMBER(FIND(&quot;_&quot;; [.H11])); RIGHT([.H11]; LEN([.H11]) - FIND(&quot;_&quot;; [.H11])); &quot;&quot;)">
            <text:p/>
          </table:table-cell>
          <table:table-cell table:formula="of:=IF(ISNUMBER(FIND(&quot;_&quot;; [.I11])); RIGHT([.I11]; LEN([.I11]) - FIND(&quot;_&quot;; [.I1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2])); LEFT([.G12]; FIND(&quot;_&quot;; [.G12]) -1); [.G12])" office:value-type="string" office:string-value="food" calcext:value-type="string">
            <text:p>food</text:p>
          </table:table-cell>
          <table:table-cell table:formula="of:=IF(ISNUMBER(FIND(&quot;_&quot;; [.H12])); LEFT([.H12]; FIND(&quot;_&quot;; [.H12]) -1); [.H12])" office:value-type="string" office:string-value="swords" calcext:value-type="string">
            <text:p>swords</text:p>
          </table:table-cell>
          <table:table-cell table:formula="of:=IF(ISNUMBER(FIND(&quot;_&quot;; [.I12])); LEFT([.I12]; FIND(&quot;_&quot;; [.I12]) -1); [.I12])" office:value-type="string" office:string-value="three" calcext:value-type="string">
            <text:p>three</text:p>
          </table:table-cell>
          <table:table-cell table:formula="of:=IF(ISNUMBER(FIND(&quot;_&quot;; [.J12])); LEFT([.J12]; FIND(&quot;_&quot;; [.J12]) -1); [.J12])" office:value-type="string" office:string-value="bone" calcext:value-type="string">
            <text:p>bone</text:p>
          </table:table-cell>
          <table:table-cell office:value-type="string" calcext:value-type="string">
            <text:p>food_swords_three_bone</text:p>
          </table:table-cell>
          <table:table-cell table:formula="of:=IF(ISNUMBER(FIND(&quot;_&quot;; [.G12])); RIGHT([.G12]; LEN([.G12]) - FIND(&quot;_&quot;; [.G12])); &quot;&quot;)" office:value-type="string" office:string-value="swords_three_bone" calcext:value-type="string">
            <text:p>swords_three_bone</text:p>
          </table:table-cell>
          <table:table-cell table:formula="of:=IF(ISNUMBER(FIND(&quot;_&quot;; [.H12])); RIGHT([.H12]; LEN([.H12]) - FIND(&quot;_&quot;; [.H12])); &quot;&quot;)" office:value-type="string" office:string-value="three_bone" calcext:value-type="string">
            <text:p>three_bone</text:p>
          </table:table-cell>
          <table:table-cell table:formula="of:=IF(ISNUMBER(FIND(&quot;_&quot;; [.I12])); RIGHT([.I12]; LEN([.I12]) - FIND(&quot;_&quot;; [.I12])); &quot;&quot;)" office:value-type="string" office:string-value="bone" calcext:value-type="string">
            <text:p>bone</text:p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3])); LEFT([.G13]; FIND(&quot;_&quot;; [.G13]) -1); [.G13])" office:value-type="string" office:string-value="hammer" calcext:value-type="string">
            <text:p>hammer</text:p>
          </table:table-cell>
          <table:table-cell table:formula="of:=IF(ISNUMBER(FIND(&quot;_&quot;; [.H13])); LEFT([.H13]; FIND(&quot;_&quot;; [.H13]) -1); [.H13])" office:value-type="string" office:string-value="bone" calcext:value-type="string">
            <text:p>bone</text:p>
          </table:table-cell>
          <table:table-cell table:formula="of:=IF(ISNUMBER(FIND(&quot;_&quot;; [.I13])); LEFT([.I13]; FIND(&quot;_&quot;; [.I13]) -1); [.I13])" office:value-type="string" office:string-value="tool" calcext:value-type="string">
            <text:p>tool</text:p>
          </table:table-cell>
          <table:table-cell table:formula="of:=IF(ISNUMBER(FIND(&quot;_&quot;; [.J13])); LEFT([.J13]; FIND(&quot;_&quot;; [.J13]) -1); [.J13])">
            <text:p/>
          </table:table-cell>
          <table:table-cell office:value-type="string" calcext:value-type="string">
            <text:p>hammer_bone_tool</text:p>
          </table:table-cell>
          <table:table-cell table:formula="of:=IF(ISNUMBER(FIND(&quot;_&quot;; [.G13])); RIGHT([.G13]; LEN([.G13]) - FIND(&quot;_&quot;; [.G13])); &quot;&quot;)" office:value-type="string" office:string-value="bone_tool" calcext:value-type="string">
            <text:p>bone_tool</text:p>
          </table:table-cell>
          <table:table-cell table:formula="of:=IF(ISNUMBER(FIND(&quot;_&quot;; [.H13])); RIGHT([.H13]; LEN([.H13]) - FIND(&quot;_&quot;; [.H13])); &quot;&quot;)" office:value-type="string" office:string-value="tool" calcext:value-type="string">
            <text:p>tool</text:p>
          </table:table-cell>
          <table:table-cell table:formula="of:=IF(ISNUMBER(FIND(&quot;_&quot;; [.I13])); RIGHT([.I13]; LEN([.I13]) - FIND(&quot;_&quot;; [.I1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4])); LEFT([.G14]; FIND(&quot;_&quot;; [.G14]) -1); [.G14])" office:value-type="string" office:string-value="hammer" calcext:value-type="string">
            <text:p>hammer</text:p>
          </table:table-cell>
          <table:table-cell table:formula="of:=IF(ISNUMBER(FIND(&quot;_&quot;; [.H14])); LEFT([.H14]; FIND(&quot;_&quot;; [.H14]) -1); [.H14])" office:value-type="string" office:string-value="tool" calcext:value-type="string">
            <text:p>tool</text:p>
          </table:table-cell>
          <table:table-cell table:formula="of:=IF(ISNUMBER(FIND(&quot;_&quot;; [.I14])); LEFT([.I14]; FIND(&quot;_&quot;; [.I14]) -1); [.I14])">
            <text:p/>
          </table:table-cell>
          <table:table-cell table:formula="of:=IF(ISNUMBER(FIND(&quot;_&quot;; [.J14])); LEFT([.J14]; FIND(&quot;_&quot;; [.J14]) -1); [.J14])">
            <text:p/>
          </table:table-cell>
          <table:table-cell office:value-type="string" calcext:value-type="string">
            <text:p>hammer_tool</text:p>
          </table:table-cell>
          <table:table-cell table:formula="of:=IF(ISNUMBER(FIND(&quot;_&quot;; [.G14])); RIGHT([.G14]; LEN([.G14]) - FIND(&quot;_&quot;; [.G14])); &quot;&quot;)" office:value-type="string" office:string-value="tool" calcext:value-type="string">
            <text:p>tool</text:p>
          </table:table-cell>
          <table:table-cell table:formula="of:=IF(ISNUMBER(FIND(&quot;_&quot;; [.H14])); RIGHT([.H14]; LEN([.H14]) - FIND(&quot;_&quot;; [.H14])); &quot;&quot;)">
            <text:p/>
          </table:table-cell>
          <table:table-cell table:formula="of:=IF(ISNUMBER(FIND(&quot;_&quot;; [.I14])); RIGHT([.I14]; LEN([.I14]) - FIND(&quot;_&quot;; [.I1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5])); LEFT([.G15]; FIND(&quot;_&quot;; [.G15]) -1); [.G15])" office:value-type="string" office:string-value="three" calcext:value-type="string">
            <text:p>three</text:p>
          </table:table-cell>
          <table:table-cell table:formula="of:=IF(ISNUMBER(FIND(&quot;_&quot;; [.H15])); LEFT([.H15]; FIND(&quot;_&quot;; [.H15]) -1); [.H15])" office:value-type="string" office:string-value="favourstore" calcext:value-type="string">
            <text:p>favourstore</text:p>
          </table:table-cell>
          <table:table-cell table:formula="of:=IF(ISNUMBER(FIND(&quot;_&quot;; [.I15])); LEFT([.I15]; FIND(&quot;_&quot;; [.I15]) -1); [.I15])">
            <text:p/>
          </table:table-cell>
          <table:table-cell table:formula="of:=IF(ISNUMBER(FIND(&quot;_&quot;; [.J15])); LEFT([.J15]; FIND(&quot;_&quot;; [.J15]) -1); [.J15])">
            <text:p/>
          </table:table-cell>
          <table:table-cell table:style-name="ce12" office:value-type="string" calcext:value-type="string">
            <text:p>three_favourstore</text:p>
          </table:table-cell>
          <table:table-cell table:formula="of:=IF(ISNUMBER(FIND(&quot;_&quot;; [.G15])); RIGHT([.G15]; LEN([.G15]) - FIND(&quot;_&quot;; [.G15])); &quot;&quot;)" office:value-type="string" office:string-value="favourstore" calcext:value-type="string">
            <text:p>favourstore</text:p>
          </table:table-cell>
          <table:table-cell table:formula="of:=IF(ISNUMBER(FIND(&quot;_&quot;; [.H15])); RIGHT([.H15]; LEN([.H15]) - FIND(&quot;_&quot;; [.H15])); &quot;&quot;)">
            <text:p/>
          </table:table-cell>
          <table:table-cell table:formula="of:=IF(ISNUMBER(FIND(&quot;_&quot;; [.I15])); RIGHT([.I15]; LEN([.I15]) - FIND(&quot;_&quot;; [.I1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6])); LEFT([.G16]; FIND(&quot;_&quot;; [.G16]) -1); [.G16])" office:value-type="string" office:string-value="swords" calcext:value-type="string">
            <text:p>swords</text:p>
          </table:table-cell>
          <table:table-cell table:formula="of:=IF(ISNUMBER(FIND(&quot;_&quot;; [.H16])); LEFT([.H16]; FIND(&quot;_&quot;; [.H16]) -1); [.H16])" office:value-type="string" office:string-value="bone" calcext:value-type="string">
            <text:p>bone</text:p>
          </table:table-cell>
          <table:table-cell table:formula="of:=IF(ISNUMBER(FIND(&quot;_&quot;; [.I16])); LEFT([.I16]; FIND(&quot;_&quot;; [.I16]) -1); [.I16])" office:value-type="string" office:string-value="tool" calcext:value-type="string">
            <text:p>tool</text:p>
          </table:table-cell>
          <table:table-cell table:formula="of:=IF(ISNUMBER(FIND(&quot;_&quot;; [.J16])); LEFT([.J16]; FIND(&quot;_&quot;; [.J16]) -1); [.J16])">
            <text:p/>
          </table:table-cell>
          <table:table-cell office:value-type="string" calcext:value-type="string">
            <text:p>swords_bone_tool</text:p>
          </table:table-cell>
          <table:table-cell table:formula="of:=IF(ISNUMBER(FIND(&quot;_&quot;; [.G16])); RIGHT([.G16]; LEN([.G16]) - FIND(&quot;_&quot;; [.G16])); &quot;&quot;)" office:value-type="string" office:string-value="bone_tool" calcext:value-type="string">
            <text:p>bone_tool</text:p>
          </table:table-cell>
          <table:table-cell table:formula="of:=IF(ISNUMBER(FIND(&quot;_&quot;; [.H16])); RIGHT([.H16]; LEN([.H16]) - FIND(&quot;_&quot;; [.H16])); &quot;&quot;)" office:value-type="string" office:string-value="tool" calcext:value-type="string">
            <text:p>tool</text:p>
          </table:table-cell>
          <table:table-cell table:formula="of:=IF(ISNUMBER(FIND(&quot;_&quot;; [.I16])); RIGHT([.I16]; LEN([.I16]) - FIND(&quot;_&quot;; [.I1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7])); LEFT([.G17]; FIND(&quot;_&quot;; [.G17]) -1); [.G17])" office:value-type="string" office:string-value="swords" calcext:value-type="string">
            <text:p>swords</text:p>
          </table:table-cell>
          <table:table-cell table:formula="of:=IF(ISNUMBER(FIND(&quot;_&quot;; [.H17])); LEFT([.H17]; FIND(&quot;_&quot;; [.H17]) -1); [.H17])" office:value-type="string" office:string-value="three" calcext:value-type="string">
            <text:p>three</text:p>
          </table:table-cell>
          <table:table-cell table:formula="of:=IF(ISNUMBER(FIND(&quot;_&quot;; [.I17])); LEFT([.I17]; FIND(&quot;_&quot;; [.I17]) -1); [.I17])" office:value-type="string" office:string-value="bone" calcext:value-type="string">
            <text:p>bone</text:p>
          </table:table-cell>
          <table:table-cell table:formula="of:=IF(ISNUMBER(FIND(&quot;_&quot;; [.J17])); LEFT([.J17]; FIND(&quot;_&quot;; [.J17]) -1); [.J17])">
            <text:p/>
          </table:table-cell>
          <table:table-cell office:value-type="string" calcext:value-type="string">
            <text:p>swords_three_bone</text:p>
          </table:table-cell>
          <table:table-cell table:formula="of:=IF(ISNUMBER(FIND(&quot;_&quot;; [.G17])); RIGHT([.G17]; LEN([.G17]) - FIND(&quot;_&quot;; [.G17])); &quot;&quot;)" office:value-type="string" office:string-value="three_bone" calcext:value-type="string">
            <text:p>three_bone</text:p>
          </table:table-cell>
          <table:table-cell table:formula="of:=IF(ISNUMBER(FIND(&quot;_&quot;; [.H17])); RIGHT([.H17]; LEN([.H17]) - FIND(&quot;_&quot;; [.H17])); &quot;&quot;)" office:value-type="string" office:string-value="bone" calcext:value-type="string">
            <text:p>bone</text:p>
          </table:table-cell>
          <table:table-cell table:formula="of:=IF(ISNUMBER(FIND(&quot;_&quot;; [.I17])); RIGHT([.I17]; LEN([.I17]) - FIND(&quot;_&quot;; [.I1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8])); LEFT([.G18]; FIND(&quot;_&quot;; [.G18]) -1); [.G18])" office:value-type="string" office:string-value="three" calcext:value-type="string">
            <text:p>three</text:p>
          </table:table-cell>
          <table:table-cell table:formula="of:=IF(ISNUMBER(FIND(&quot;_&quot;; [.H18])); LEFT([.H18]; FIND(&quot;_&quot;; [.H18]) -1); [.H18])" office:value-type="string" office:string-value="bone" calcext:value-type="string">
            <text:p>bone</text:p>
          </table:table-cell>
          <table:table-cell table:formula="of:=IF(ISNUMBER(FIND(&quot;_&quot;; [.I18])); LEFT([.I18]; FIND(&quot;_&quot;; [.I18]) -1); [.I18])">
            <text:p/>
          </table:table-cell>
          <table:table-cell table:formula="of:=IF(ISNUMBER(FIND(&quot;_&quot;; [.J18])); LEFT([.J18]; FIND(&quot;_&quot;; [.J18]) -1); [.J18])">
            <text:p/>
          </table:table-cell>
          <table:table-cell office:value-type="string" calcext:value-type="string">
            <text:p>three_bone</text:p>
          </table:table-cell>
          <table:table-cell table:formula="of:=IF(ISNUMBER(FIND(&quot;_&quot;; [.G18])); RIGHT([.G18]; LEN([.G18]) - FIND(&quot;_&quot;; [.G18])); &quot;&quot;)" office:value-type="string" office:string-value="bone" calcext:value-type="string">
            <text:p>bone</text:p>
          </table:table-cell>
          <table:table-cell table:formula="of:=IF(ISNUMBER(FIND(&quot;_&quot;; [.H18])); RIGHT([.H18]; LEN([.H18]) - FIND(&quot;_&quot;; [.H18])); &quot;&quot;)">
            <text:p/>
          </table:table-cell>
          <table:table-cell table:formula="of:=IF(ISNUMBER(FIND(&quot;_&quot;; [.I18])); RIGHT([.I18]; LEN([.I18]) - FIND(&quot;_&quot;; [.I1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19])); LEFT([.G19]; FIND(&quot;_&quot;; [.G19]) -1); [.G19])" office:value-type="string" office:string-value="three" calcext:value-type="string">
            <text:p>three</text:p>
          </table:table-cell>
          <table:table-cell table:formula="of:=IF(ISNUMBER(FIND(&quot;_&quot;; [.H19])); LEFT([.H19]; FIND(&quot;_&quot;; [.H19]) -1); [.H19])" office:value-type="string" office:string-value="discard" calcext:value-type="string">
            <text:p>discard</text:p>
          </table:table-cell>
          <table:table-cell table:formula="of:=IF(ISNUMBER(FIND(&quot;_&quot;; [.I19])); LEFT([.I19]; FIND(&quot;_&quot;; [.I19]) -1); [.I19])">
            <text:p/>
          </table:table-cell>
          <table:table-cell table:formula="of:=IF(ISNUMBER(FIND(&quot;_&quot;; [.J19])); LEFT([.J19]; FIND(&quot;_&quot;; [.J19]) -1); [.J19])">
            <text:p/>
          </table:table-cell>
          <table:table-cell office:value-type="string" calcext:value-type="string">
            <text:p>three_discard</text:p>
          </table:table-cell>
          <table:table-cell table:formula="of:=IF(ISNUMBER(FIND(&quot;_&quot;; [.G19])); RIGHT([.G19]; LEN([.G19]) - FIND(&quot;_&quot;; [.G19])); &quot;&quot;)" office:value-type="string" office:string-value="discard" calcext:value-type="string">
            <text:p>discard</text:p>
          </table:table-cell>
          <table:table-cell table:formula="of:=IF(ISNUMBER(FIND(&quot;_&quot;; [.H19])); RIGHT([.H19]; LEN([.H19]) - FIND(&quot;_&quot;; [.H19])); &quot;&quot;)">
            <text:p/>
          </table:table-cell>
          <table:table-cell table:formula="of:=IF(ISNUMBER(FIND(&quot;_&quot;; [.I19])); RIGHT([.I19]; LEN([.I19]) - FIND(&quot;_&quot;; [.I1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0])); LEFT([.G20]; FIND(&quot;_&quot;; [.G20]) -1); [.G20])" office:value-type="string" office:string-value="three" calcext:value-type="string">
            <text:p>three</text:p>
          </table:table-cell>
          <table:table-cell table:formula="of:=IF(ISNUMBER(FIND(&quot;_&quot;; [.H20])); LEFT([.H20]; FIND(&quot;_&quot;; [.H20]) -1); [.H20])" office:value-type="string" office:string-value="food" calcext:value-type="string">
            <text:p>food</text:p>
          </table:table-cell>
          <table:table-cell table:formula="of:=IF(ISNUMBER(FIND(&quot;_&quot;; [.I20])); LEFT([.I20]; FIND(&quot;_&quot;; [.I20]) -1); [.I20])">
            <text:p/>
          </table:table-cell>
          <table:table-cell table:formula="of:=IF(ISNUMBER(FIND(&quot;_&quot;; [.J20])); LEFT([.J20]; FIND(&quot;_&quot;; [.J20]) -1); [.J20])">
            <text:p/>
          </table:table-cell>
          <table:table-cell office:value-type="string" calcext:value-type="string">
            <text:p>three_food</text:p>
          </table:table-cell>
          <table:table-cell table:formula="of:=IF(ISNUMBER(FIND(&quot;_&quot;; [.G20])); RIGHT([.G20]; LEN([.G20]) - FIND(&quot;_&quot;; [.G20])); &quot;&quot;)" office:value-type="string" office:string-value="food" calcext:value-type="string">
            <text:p>food</text:p>
          </table:table-cell>
          <table:table-cell table:formula="of:=IF(ISNUMBER(FIND(&quot;_&quot;; [.H20])); RIGHT([.H20]; LEN([.H20]) - FIND(&quot;_&quot;; [.H20])); &quot;&quot;)">
            <text:p/>
          </table:table-cell>
          <table:table-cell table:formula="of:=IF(ISNUMBER(FIND(&quot;_&quot;; [.I20])); RIGHT([.I20]; LEN([.I20]) - FIND(&quot;_&quot;; [.I2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1])); LEFT([.G21]; FIND(&quot;_&quot;; [.G21]) -1); [.G21])" office:value-type="string" office:string-value="three" calcext:value-type="string">
            <text:p>three</text:p>
          </table:table-cell>
          <table:table-cell table:formula="of:=IF(ISNUMBER(FIND(&quot;_&quot;; [.H21])); LEFT([.H21]; FIND(&quot;_&quot;; [.H21]) -1); [.H21])" office:value-type="string" office:string-value="sun" calcext:value-type="string">
            <text:p>sun</text:p>
          </table:table-cell>
          <table:table-cell table:formula="of:=IF(ISNUMBER(FIND(&quot;_&quot;; [.I21])); LEFT([.I21]; FIND(&quot;_&quot;; [.I21]) -1); [.I21])">
            <text:p/>
          </table:table-cell>
          <table:table-cell table:formula="of:=IF(ISNUMBER(FIND(&quot;_&quot;; [.J21])); LEFT([.J21]; FIND(&quot;_&quot;; [.J21]) -1); [.J21])">
            <text:p/>
          </table:table-cell>
          <table:table-cell office:value-type="string" calcext:value-type="string">
            <text:p>three_sun</text:p>
          </table:table-cell>
          <table:table-cell table:formula="of:=IF(ISNUMBER(FIND(&quot;_&quot;; [.G21])); RIGHT([.G21]; LEN([.G21]) - FIND(&quot;_&quot;; [.G21])); &quot;&quot;)" office:value-type="string" office:string-value="sun" calcext:value-type="string">
            <text:p>sun</text:p>
          </table:table-cell>
          <table:table-cell table:formula="of:=IF(ISNUMBER(FIND(&quot;_&quot;; [.H21])); RIGHT([.H21]; LEN([.H21]) - FIND(&quot;_&quot;; [.H21])); &quot;&quot;)">
            <text:p/>
          </table:table-cell>
          <table:table-cell table:formula="of:=IF(ISNUMBER(FIND(&quot;_&quot;; [.I21])); RIGHT([.I21]; LEN([.I21]) - FIND(&quot;_&quot;; [.I2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2])); LEFT([.G22]; FIND(&quot;_&quot;; [.G22]) -1); [.G22])" office:value-type="string" office:string-value="two" calcext:value-type="string">
            <text:p>two</text:p>
          </table:table-cell>
          <table:table-cell table:formula="of:=IF(ISNUMBER(FIND(&quot;_&quot;; [.H22])); LEFT([.H22]; FIND(&quot;_&quot;; [.H22]) -1); [.H22])" office:value-type="string" office:string-value="binocular" calcext:value-type="string">
            <text:p>binocular</text:p>
          </table:table-cell>
          <table:table-cell table:formula="of:=IF(ISNUMBER(FIND(&quot;_&quot;; [.I22])); LEFT([.I22]; FIND(&quot;_&quot;; [.I22]) -1); [.I22])">
            <text:p/>
          </table:table-cell>
          <table:table-cell table:formula="of:=IF(ISNUMBER(FIND(&quot;_&quot;; [.J22])); LEFT([.J22]; FIND(&quot;_&quot;; [.J22]) -1); [.J22])">
            <text:p/>
          </table:table-cell>
          <table:table-cell office:value-type="string" calcext:value-type="string">
            <text:p>two_binocular</text:p>
          </table:table-cell>
          <table:table-cell table:formula="of:=IF(ISNUMBER(FIND(&quot;_&quot;; [.G22])); RIGHT([.G22]; LEN([.G22]) - FIND(&quot;_&quot;; [.G22])); &quot;&quot;)" office:value-type="string" office:string-value="binocular" calcext:value-type="string">
            <text:p>binocular</text:p>
          </table:table-cell>
          <table:table-cell table:formula="of:=IF(ISNUMBER(FIND(&quot;_&quot;; [.H22])); RIGHT([.H22]; LEN([.H22]) - FIND(&quot;_&quot;; [.H22])); &quot;&quot;)">
            <text:p/>
          </table:table-cell>
          <table:table-cell table:formula="of:=IF(ISNUMBER(FIND(&quot;_&quot;; [.I22])); RIGHT([.I22]; LEN([.I22]) - FIND(&quot;_&quot;; [.I2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3])); LEFT([.G23]; FIND(&quot;_&quot;; [.G23]) -1); [.G23])" office:value-type="string" office:string-value="two" calcext:value-type="string">
            <text:p>two</text:p>
          </table:table-cell>
          <table:table-cell table:formula="of:=IF(ISNUMBER(FIND(&quot;_&quot;; [.H23])); LEFT([.H23]; FIND(&quot;_&quot;; [.H23]) -1); [.H23])" office:value-type="string" office:string-value="card" calcext:value-type="string">
            <text:p>card</text:p>
          </table:table-cell>
          <table:table-cell table:formula="of:=IF(ISNUMBER(FIND(&quot;_&quot;; [.I23])); LEFT([.I23]; FIND(&quot;_&quot;; [.I23]) -1); [.I23])">
            <text:p/>
          </table:table-cell>
          <table:table-cell table:formula="of:=IF(ISNUMBER(FIND(&quot;_&quot;; [.J23])); LEFT([.J23]; FIND(&quot;_&quot;; [.J23]) -1); [.J23])">
            <text:p/>
          </table:table-cell>
          <table:table-cell office:value-type="string" calcext:value-type="string">
            <text:p>two_card</text:p>
          </table:table-cell>
          <table:table-cell table:formula="of:=IF(ISNUMBER(FIND(&quot;_&quot;; [.G23])); RIGHT([.G23]; LEN([.G23]) - FIND(&quot;_&quot;; [.G23])); &quot;&quot;)" office:value-type="string" office:string-value="card" calcext:value-type="string">
            <text:p>card</text:p>
          </table:table-cell>
          <table:table-cell table:formula="of:=IF(ISNUMBER(FIND(&quot;_&quot;; [.H23])); RIGHT([.H23]; LEN([.H23]) - FIND(&quot;_&quot;; [.H23])); &quot;&quot;)">
            <text:p/>
          </table:table-cell>
          <table:table-cell table:formula="of:=IF(ISNUMBER(FIND(&quot;_&quot;; [.I23])); RIGHT([.I23]; LEN([.I23]) - FIND(&quot;_&quot;; [.I2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4])); LEFT([.G24]; FIND(&quot;_&quot;; [.G24]) -1); [.G24])" office:value-type="string" office:string-value="two" calcext:value-type="string">
            <text:p>two</text:p>
          </table:table-cell>
          <table:table-cell table:formula="of:=IF(ISNUMBER(FIND(&quot;_&quot;; [.H24])); LEFT([.H24]; FIND(&quot;_&quot;; [.H24]) -1); [.H24])" office:value-type="string" office:string-value="discard" calcext:value-type="string">
            <text:p>discard</text:p>
          </table:table-cell>
          <table:table-cell table:formula="of:=IF(ISNUMBER(FIND(&quot;_&quot;; [.I24])); LEFT([.I24]; FIND(&quot;_&quot;; [.I24]) -1); [.I24])">
            <text:p/>
          </table:table-cell>
          <table:table-cell table:formula="of:=IF(ISNUMBER(FIND(&quot;_&quot;; [.J24])); LEFT([.J24]; FIND(&quot;_&quot;; [.J24]) -1); [.J24])">
            <text:p/>
          </table:table-cell>
          <table:table-cell office:value-type="string" calcext:value-type="string">
            <text:p>two_discard</text:p>
          </table:table-cell>
          <table:table-cell table:formula="of:=IF(ISNUMBER(FIND(&quot;_&quot;; [.G24])); RIGHT([.G24]; LEN([.G24]) - FIND(&quot;_&quot;; [.G24])); &quot;&quot;)" office:value-type="string" office:string-value="discard" calcext:value-type="string">
            <text:p>discard</text:p>
          </table:table-cell>
          <table:table-cell table:formula="of:=IF(ISNUMBER(FIND(&quot;_&quot;; [.H24])); RIGHT([.H24]; LEN([.H24]) - FIND(&quot;_&quot;; [.H24])); &quot;&quot;)">
            <text:p/>
          </table:table-cell>
          <table:table-cell table:formula="of:=IF(ISNUMBER(FIND(&quot;_&quot;; [.I24])); RIGHT([.I24]; LEN([.I24]) - FIND(&quot;_&quot;; [.I2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5])); LEFT([.G25]; FIND(&quot;_&quot;; [.G25]) -1); [.G25])" office:value-type="string" office:string-value="two" calcext:value-type="string">
            <text:p>two</text:p>
          </table:table-cell>
          <table:table-cell table:formula="of:=IF(ISNUMBER(FIND(&quot;_&quot;; [.H25])); LEFT([.H25]; FIND(&quot;_&quot;; [.H25]) -1); [.H25])" office:value-type="string" office:string-value="food" calcext:value-type="string">
            <text:p>food</text:p>
          </table:table-cell>
          <table:table-cell table:formula="of:=IF(ISNUMBER(FIND(&quot;_&quot;; [.I25])); LEFT([.I25]; FIND(&quot;_&quot;; [.I25]) -1); [.I25])">
            <text:p/>
          </table:table-cell>
          <table:table-cell table:formula="of:=IF(ISNUMBER(FIND(&quot;_&quot;; [.J25])); LEFT([.J25]; FIND(&quot;_&quot;; [.J25]) -1); [.J25])">
            <text:p/>
          </table:table-cell>
          <table:table-cell office:value-type="string" calcext:value-type="string">
            <text:p>two_food</text:p>
          </table:table-cell>
          <table:table-cell table:formula="of:=IF(ISNUMBER(FIND(&quot;_&quot;; [.G25])); RIGHT([.G25]; LEN([.G25]) - FIND(&quot;_&quot;; [.G25])); &quot;&quot;)" office:value-type="string" office:string-value="food" calcext:value-type="string">
            <text:p>food</text:p>
          </table:table-cell>
          <table:table-cell table:formula="of:=IF(ISNUMBER(FIND(&quot;_&quot;; [.H25])); RIGHT([.H25]; LEN([.H25]) - FIND(&quot;_&quot;; [.H25])); &quot;&quot;)">
            <text:p/>
          </table:table-cell>
          <table:table-cell table:formula="of:=IF(ISNUMBER(FIND(&quot;_&quot;; [.I25])); RIGHT([.I25]; LEN([.I25]) - FIND(&quot;_&quot;; [.I2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6])); LEFT([.G26]; FIND(&quot;_&quot;; [.G26]) -1); [.G26])" office:value-type="string" office:string-value="two" calcext:value-type="string">
            <text:p>two</text:p>
          </table:table-cell>
          <table:table-cell table:formula="of:=IF(ISNUMBER(FIND(&quot;_&quot;; [.H26])); LEFT([.H26]; FIND(&quot;_&quot;; [.H26]) -1); [.H26])" office:value-type="string" office:string-value="food" calcext:value-type="string">
            <text:p>food</text:p>
          </table:table-cell>
          <table:table-cell table:formula="of:=IF(ISNUMBER(FIND(&quot;_&quot;; [.I26])); LEFT([.I26]; FIND(&quot;_&quot;; [.I26]) -1); [.I26])" office:value-type="string" office:string-value="bone" calcext:value-type="string">
            <text:p>bone</text:p>
          </table:table-cell>
          <table:table-cell table:formula="of:=IF(ISNUMBER(FIND(&quot;_&quot;; [.J26])); LEFT([.J26]; FIND(&quot;_&quot;; [.J26]) -1); [.J26])">
            <text:p/>
          </table:table-cell>
          <table:table-cell office:value-type="string" calcext:value-type="string">
            <text:p>two_food_bone</text:p>
          </table:table-cell>
          <table:table-cell table:formula="of:=IF(ISNUMBER(FIND(&quot;_&quot;; [.G26])); RIGHT([.G26]; LEN([.G26]) - FIND(&quot;_&quot;; [.G26])); &quot;&quot;)" office:value-type="string" office:string-value="food_bone" calcext:value-type="string">
            <text:p>food_bone</text:p>
          </table:table-cell>
          <table:table-cell table:formula="of:=IF(ISNUMBER(FIND(&quot;_&quot;; [.H26])); RIGHT([.H26]; LEN([.H26]) - FIND(&quot;_&quot;; [.H26])); &quot;&quot;)" office:value-type="string" office:string-value="bone" calcext:value-type="string">
            <text:p>bone</text:p>
          </table:table-cell>
          <table:table-cell table:formula="of:=IF(ISNUMBER(FIND(&quot;_&quot;; [.I26])); RIGHT([.I26]; LEN([.I26]) - FIND(&quot;_&quot;; [.I2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7])); LEFT([.G27]; FIND(&quot;_&quot;; [.G27]) -1); [.G27])" office:value-type="string" office:string-value="two" calcext:value-type="string">
            <text:p>two</text:p>
          </table:table-cell>
          <table:table-cell table:formula="of:=IF(ISNUMBER(FIND(&quot;_&quot;; [.H27])); LEFT([.H27]; FIND(&quot;_&quot;; [.H27]) -1); [.H27])" office:value-type="string" office:string-value="heal" calcext:value-type="string">
            <text:p>heal</text:p>
          </table:table-cell>
          <table:table-cell table:formula="of:=IF(ISNUMBER(FIND(&quot;_&quot;; [.I27])); LEFT([.I27]; FIND(&quot;_&quot;; [.I27]) -1); [.I27])">
            <text:p/>
          </table:table-cell>
          <table:table-cell table:formula="of:=IF(ISNUMBER(FIND(&quot;_&quot;; [.J27])); LEFT([.J27]; FIND(&quot;_&quot;; [.J27]) -1); [.J27])">
            <text:p/>
          </table:table-cell>
          <table:table-cell office:value-type="string" calcext:value-type="string">
            <text:p>two_heal</text:p>
          </table:table-cell>
          <table:table-cell table:formula="of:=IF(ISNUMBER(FIND(&quot;_&quot;; [.G27])); RIGHT([.G27]; LEN([.G27]) - FIND(&quot;_&quot;; [.G27])); &quot;&quot;)" office:value-type="string" office:string-value="heal" calcext:value-type="string">
            <text:p>heal</text:p>
          </table:table-cell>
          <table:table-cell table:formula="of:=IF(ISNUMBER(FIND(&quot;_&quot;; [.H27])); RIGHT([.H27]; LEN([.H27]) - FIND(&quot;_&quot;; [.H27])); &quot;&quot;)">
            <text:p/>
          </table:table-cell>
          <table:table-cell table:formula="of:=IF(ISNUMBER(FIND(&quot;_&quot;; [.I27])); RIGHT([.I27]; LEN([.I27]) - FIND(&quot;_&quot;; [.I2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8])); LEFT([.G28]; FIND(&quot;_&quot;; [.G28]) -1); [.G28])" office:value-type="string" office:string-value="two" calcext:value-type="string">
            <text:p>two</text:p>
          </table:table-cell>
          <table:table-cell table:formula="of:=IF(ISNUMBER(FIND(&quot;_&quot;; [.H28])); LEFT([.H28]; FIND(&quot;_&quot;; [.H28]) -1); [.H28])" office:value-type="string" office:string-value="log" calcext:value-type="string">
            <text:p>log</text:p>
          </table:table-cell>
          <table:table-cell table:formula="of:=IF(ISNUMBER(FIND(&quot;_&quot;; [.I28])); LEFT([.I28]; FIND(&quot;_&quot;; [.I28]) -1); [.I28])">
            <text:p/>
          </table:table-cell>
          <table:table-cell table:formula="of:=IF(ISNUMBER(FIND(&quot;_&quot;; [.J28])); LEFT([.J28]; FIND(&quot;_&quot;; [.J28]) -1); [.J28])">
            <text:p/>
          </table:table-cell>
          <table:table-cell office:value-type="string" calcext:value-type="string">
            <text:p>two_log</text:p>
          </table:table-cell>
          <table:table-cell table:formula="of:=IF(ISNUMBER(FIND(&quot;_&quot;; [.G28])); RIGHT([.G28]; LEN([.G28]) - FIND(&quot;_&quot;; [.G28])); &quot;&quot;)" office:value-type="string" office:string-value="log" calcext:value-type="string">
            <text:p>log</text:p>
          </table:table-cell>
          <table:table-cell table:formula="of:=IF(ISNUMBER(FIND(&quot;_&quot;; [.H28])); RIGHT([.H28]; LEN([.H28]) - FIND(&quot;_&quot;; [.H28])); &quot;&quot;)">
            <text:p/>
          </table:table-cell>
          <table:table-cell table:formula="of:=IF(ISNUMBER(FIND(&quot;_&quot;; [.I28])); RIGHT([.I28]; LEN([.I28]) - FIND(&quot;_&quot;; [.I28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29])); LEFT([.G29]; FIND(&quot;_&quot;; [.G29]) -1); [.G29])" office:value-type="string" office:string-value="two" calcext:value-type="string">
            <text:p>two</text:p>
          </table:table-cell>
          <table:table-cell table:formula="of:=IF(ISNUMBER(FIND(&quot;_&quot;; [.H29])); LEFT([.H29]; FIND(&quot;_&quot;; [.H29]) -1); [.H29])" office:value-type="string" office:string-value="shield" calcext:value-type="string">
            <text:p>shield</text:p>
          </table:table-cell>
          <table:table-cell table:formula="of:=IF(ISNUMBER(FIND(&quot;_&quot;; [.I29])); LEFT([.I29]; FIND(&quot;_&quot;; [.I29]) -1); [.I29])">
            <text:p/>
          </table:table-cell>
          <table:table-cell table:formula="of:=IF(ISNUMBER(FIND(&quot;_&quot;; [.J29])); LEFT([.J29]; FIND(&quot;_&quot;; [.J29]) -1); [.J29])">
            <text:p/>
          </table:table-cell>
          <table:table-cell office:value-type="string" calcext:value-type="string">
            <text:p>two_shield</text:p>
          </table:table-cell>
          <table:table-cell table:formula="of:=IF(ISNUMBER(FIND(&quot;_&quot;; [.G29])); RIGHT([.G29]; LEN([.G29]) - FIND(&quot;_&quot;; [.G29])); &quot;&quot;)" office:value-type="string" office:string-value="shield" calcext:value-type="string">
            <text:p>shield</text:p>
          </table:table-cell>
          <table:table-cell table:formula="of:=IF(ISNUMBER(FIND(&quot;_&quot;; [.H29])); RIGHT([.H29]; LEN([.H29]) - FIND(&quot;_&quot;; [.H29])); &quot;&quot;)">
            <text:p/>
          </table:table-cell>
          <table:table-cell table:formula="of:=IF(ISNUMBER(FIND(&quot;_&quot;; [.I29])); RIGHT([.I29]; LEN([.I29]) - FIND(&quot;_&quot;; [.I29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0])); LEFT([.G30]; FIND(&quot;_&quot;; [.G30]) -1); [.G30])" office:value-type="string" office:string-value="two" calcext:value-type="string">
            <text:p>two</text:p>
          </table:table-cell>
          <table:table-cell table:formula="of:=IF(ISNUMBER(FIND(&quot;_&quot;; [.H30])); LEFT([.H30]; FIND(&quot;_&quot;; [.H30]) -1); [.H30])" office:value-type="string" office:string-value="star" calcext:value-type="string">
            <text:p>star</text:p>
          </table:table-cell>
          <table:table-cell table:formula="of:=IF(ISNUMBER(FIND(&quot;_&quot;; [.I30])); LEFT([.I30]; FIND(&quot;_&quot;; [.I30]) -1); [.I30])">
            <text:p/>
          </table:table-cell>
          <table:table-cell table:formula="of:=IF(ISNUMBER(FIND(&quot;_&quot;; [.J30])); LEFT([.J30]; FIND(&quot;_&quot;; [.J30]) -1); [.J30])">
            <text:p/>
          </table:table-cell>
          <table:table-cell office:value-type="string" calcext:value-type="string">
            <text:p>two_star</text:p>
          </table:table-cell>
          <table:table-cell table:formula="of:=IF(ISNUMBER(FIND(&quot;_&quot;; [.G30])); RIGHT([.G30]; LEN([.G30]) - FIND(&quot;_&quot;; [.G30])); &quot;&quot;)" office:value-type="string" office:string-value="star" calcext:value-type="string">
            <text:p>star</text:p>
          </table:table-cell>
          <table:table-cell table:formula="of:=IF(ISNUMBER(FIND(&quot;_&quot;; [.H30])); RIGHT([.H30]; LEN([.H30]) - FIND(&quot;_&quot;; [.H30])); &quot;&quot;)">
            <text:p/>
          </table:table-cell>
          <table:table-cell table:formula="of:=IF(ISNUMBER(FIND(&quot;_&quot;; [.I30])); RIGHT([.I30]; LEN([.I30]) - FIND(&quot;_&quot;; [.I30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1])); LEFT([.G31]; FIND(&quot;_&quot;; [.G31]) -1); [.G31])" office:value-type="string" office:string-value="two" calcext:value-type="string">
            <text:p>two</text:p>
          </table:table-cell>
          <table:table-cell table:formula="of:=IF(ISNUMBER(FIND(&quot;_&quot;; [.H31])); LEFT([.H31]; FIND(&quot;_&quot;; [.H31]) -1); [.H31])" office:value-type="string" office:string-value="sun" calcext:value-type="string">
            <text:p>sun</text:p>
          </table:table-cell>
          <table:table-cell table:formula="of:=IF(ISNUMBER(FIND(&quot;_&quot;; [.I31])); LEFT([.I31]; FIND(&quot;_&quot;; [.I31]) -1); [.I31])">
            <text:p/>
          </table:table-cell>
          <table:table-cell table:formula="of:=IF(ISNUMBER(FIND(&quot;_&quot;; [.J31])); LEFT([.J31]; FIND(&quot;_&quot;; [.J31]) -1); [.J31])">
            <text:p/>
          </table:table-cell>
          <table:table-cell office:value-type="string" calcext:value-type="string">
            <text:p>two_sun</text:p>
          </table:table-cell>
          <table:table-cell table:formula="of:=IF(ISNUMBER(FIND(&quot;_&quot;; [.G31])); RIGHT([.G31]; LEN([.G31]) - FIND(&quot;_&quot;; [.G31])); &quot;&quot;)" office:value-type="string" office:string-value="sun" calcext:value-type="string">
            <text:p>sun</text:p>
          </table:table-cell>
          <table:table-cell table:formula="of:=IF(ISNUMBER(FIND(&quot;_&quot;; [.H31])); RIGHT([.H31]; LEN([.H31]) - FIND(&quot;_&quot;; [.H31])); &quot;&quot;)">
            <text:p/>
          </table:table-cell>
          <table:table-cell table:formula="of:=IF(ISNUMBER(FIND(&quot;_&quot;; [.I31])); RIGHT([.I31]; LEN([.I31]) - FIND(&quot;_&quot;; [.I31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2])); LEFT([.G32]; FIND(&quot;_&quot;; [.G32]) -1); [.G32])" office:value-type="string" office:string-value="two" calcext:value-type="string">
            <text:p>two</text:p>
          </table:table-cell>
          <table:table-cell table:formula="of:=IF(ISNUMBER(FIND(&quot;_&quot;; [.H32])); LEFT([.H32]; FIND(&quot;_&quot;; [.H32]) -1); [.H32])" office:value-type="string" office:string-value="swords" calcext:value-type="string">
            <text:p>swords</text:p>
          </table:table-cell>
          <table:table-cell table:formula="of:=IF(ISNUMBER(FIND(&quot;_&quot;; [.I32])); LEFT([.I32]; FIND(&quot;_&quot;; [.I32]) -1); [.I32])">
            <text:p/>
          </table:table-cell>
          <table:table-cell table:formula="of:=IF(ISNUMBER(FIND(&quot;_&quot;; [.J32])); LEFT([.J32]; FIND(&quot;_&quot;; [.J32]) -1); [.J32])">
            <text:p/>
          </table:table-cell>
          <table:table-cell office:value-type="string" calcext:value-type="string">
            <text:p>two_swords</text:p>
          </table:table-cell>
          <table:table-cell table:formula="of:=IF(ISNUMBER(FIND(&quot;_&quot;; [.G32])); RIGHT([.G32]; LEN([.G32]) - FIND(&quot;_&quot;; [.G32])); &quot;&quot;)" office:value-type="string" office:string-value="swords" calcext:value-type="string">
            <text:p>swords</text:p>
          </table:table-cell>
          <table:table-cell table:formula="of:=IF(ISNUMBER(FIND(&quot;_&quot;; [.H32])); RIGHT([.H32]; LEN([.H32]) - FIND(&quot;_&quot;; [.H32])); &quot;&quot;)">
            <text:p/>
          </table:table-cell>
          <table:table-cell table:formula="of:=IF(ISNUMBER(FIND(&quot;_&quot;; [.I32])); RIGHT([.I32]; LEN([.I32]) - FIND(&quot;_&quot;; [.I32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3])); LEFT([.G33]; FIND(&quot;_&quot;; [.G33]) -1); [.G33])" office:value-type="string" office:string-value="walk" calcext:value-type="string">
            <text:p>walk</text:p>
          </table:table-cell>
          <table:table-cell table:formula="of:=IF(ISNUMBER(FIND(&quot;_&quot;; [.H33])); LEFT([.H33]; FIND(&quot;_&quot;; [.H33]) -1); [.H33])" office:value-type="string" office:string-value="bone" calcext:value-type="string">
            <text:p>bone</text:p>
          </table:table-cell>
          <table:table-cell table:formula="of:=IF(ISNUMBER(FIND(&quot;_&quot;; [.I33])); LEFT([.I33]; FIND(&quot;_&quot;; [.I33]) -1); [.I33])">
            <text:p/>
          </table:table-cell>
          <table:table-cell table:formula="of:=IF(ISNUMBER(FIND(&quot;_&quot;; [.J33])); LEFT([.J33]; FIND(&quot;_&quot;; [.J33]) -1); [.J33])">
            <text:p/>
          </table:table-cell>
          <table:table-cell office:value-type="string" calcext:value-type="string">
            <text:p>walk_bone</text:p>
          </table:table-cell>
          <table:table-cell table:formula="of:=IF(ISNUMBER(FIND(&quot;_&quot;; [.G33])); RIGHT([.G33]; LEN([.G33]) - FIND(&quot;_&quot;; [.G33])); &quot;&quot;)" office:value-type="string" office:string-value="bone" calcext:value-type="string">
            <text:p>bone</text:p>
          </table:table-cell>
          <table:table-cell table:formula="of:=IF(ISNUMBER(FIND(&quot;_&quot;; [.H33])); RIGHT([.H33]; LEN([.H33]) - FIND(&quot;_&quot;; [.H33])); &quot;&quot;)">
            <text:p/>
          </table:table-cell>
          <table:table-cell table:formula="of:=IF(ISNUMBER(FIND(&quot;_&quot;; [.I33])); RIGHT([.I33]; LEN([.I33]) - FIND(&quot;_&quot;; [.I33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4])); LEFT([.G34]; FIND(&quot;_&quot;; [.G34]) -1); [.G34])" office:value-type="string" office:string-value="walk" calcext:value-type="string">
            <text:p>walk</text:p>
          </table:table-cell>
          <table:table-cell table:formula="of:=IF(ISNUMBER(FIND(&quot;_&quot;; [.H34])); LEFT([.H34]; FIND(&quot;_&quot;; [.H34]) -1); [.H34])" office:value-type="string" office:string-value="bone" calcext:value-type="string">
            <text:p>bone</text:p>
          </table:table-cell>
          <table:table-cell table:formula="of:=IF(ISNUMBER(FIND(&quot;_&quot;; [.I34])); LEFT([.I34]; FIND(&quot;_&quot;; [.I34]) -1); [.I34])" office:value-type="string" office:string-value="tool" calcext:value-type="string">
            <text:p>tool</text:p>
          </table:table-cell>
          <table:table-cell table:formula="of:=IF(ISNUMBER(FIND(&quot;_&quot;; [.J34])); LEFT([.J34]; FIND(&quot;_&quot;; [.J34]) -1); [.J34])">
            <text:p/>
          </table:table-cell>
          <table:table-cell office:value-type="string" calcext:value-type="string">
            <text:p>walk_bone_tool</text:p>
          </table:table-cell>
          <table:table-cell table:formula="of:=IF(ISNUMBER(FIND(&quot;_&quot;; [.G34])); RIGHT([.G34]; LEN([.G34]) - FIND(&quot;_&quot;; [.G34])); &quot;&quot;)" office:value-type="string" office:string-value="bone_tool" calcext:value-type="string">
            <text:p>bone_tool</text:p>
          </table:table-cell>
          <table:table-cell table:formula="of:=IF(ISNUMBER(FIND(&quot;_&quot;; [.H34])); RIGHT([.H34]; LEN([.H34]) - FIND(&quot;_&quot;; [.H34])); &quot;&quot;)" office:value-type="string" office:string-value="tool" calcext:value-type="string">
            <text:p>tool</text:p>
          </table:table-cell>
          <table:table-cell table:formula="of:=IF(ISNUMBER(FIND(&quot;_&quot;; [.I34])); RIGHT([.I34]; LEN([.I34]) - FIND(&quot;_&quot;; [.I34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5])); LEFT([.G35]; FIND(&quot;_&quot;; [.G35]) -1); [.G35])" office:value-type="string" office:string-value="walk" calcext:value-type="string">
            <text:p>walk</text:p>
          </table:table-cell>
          <table:table-cell table:formula="of:=IF(ISNUMBER(FIND(&quot;_&quot;; [.H35])); LEFT([.H35]; FIND(&quot;_&quot;; [.H35]) -1); [.H35])" office:value-type="string" office:string-value="food" calcext:value-type="string">
            <text:p>food</text:p>
          </table:table-cell>
          <table:table-cell table:formula="of:=IF(ISNUMBER(FIND(&quot;_&quot;; [.I35])); LEFT([.I35]; FIND(&quot;_&quot;; [.I35]) -1); [.I35])" office:value-type="string" office:string-value="star" calcext:value-type="string">
            <text:p>star</text:p>
          </table:table-cell>
          <table:table-cell table:formula="of:=IF(ISNUMBER(FIND(&quot;_&quot;; [.J35])); LEFT([.J35]; FIND(&quot;_&quot;; [.J35]) -1); [.J35])">
            <text:p/>
          </table:table-cell>
          <table:table-cell office:value-type="string" calcext:value-type="string">
            <text:p><text:span text:style-name="T1">walk</text:span>_food_star</text:p>
          </table:table-cell>
          <table:table-cell table:formula="of:=IF(ISNUMBER(FIND(&quot;_&quot;; [.G35])); RIGHT([.G35]; LEN([.G35]) - FIND(&quot;_&quot;; [.G35])); &quot;&quot;)" office:value-type="string" office:string-value="food_star" calcext:value-type="string">
            <text:p>food_star</text:p>
          </table:table-cell>
          <table:table-cell table:formula="of:=IF(ISNUMBER(FIND(&quot;_&quot;; [.H35])); RIGHT([.H35]; LEN([.H35]) - FIND(&quot;_&quot;; [.H35])); &quot;&quot;)" office:value-type="string" office:string-value="star" calcext:value-type="string">
            <text:p>star</text:p>
          </table:table-cell>
          <table:table-cell table:formula="of:=IF(ISNUMBER(FIND(&quot;_&quot;; [.I35])); RIGHT([.I35]; LEN([.I35]) - FIND(&quot;_&quot;; [.I35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6])); LEFT([.G36]; FIND(&quot;_&quot;; [.G36]) -1); [.G36])" office:value-type="string" office:string-value="walk" calcext:value-type="string">
            <text:p>walk</text:p>
          </table:table-cell>
          <table:table-cell table:formula="of:=IF(ISNUMBER(FIND(&quot;_&quot;; [.H36])); LEFT([.H36]; FIND(&quot;_&quot;; [.H36]) -1); [.H36])" office:value-type="string" office:string-value="star" calcext:value-type="string">
            <text:p>star</text:p>
          </table:table-cell>
          <table:table-cell table:formula="of:=IF(ISNUMBER(FIND(&quot;_&quot;; [.I36])); LEFT([.I36]; FIND(&quot;_&quot;; [.I36]) -1); [.I36])">
            <text:p/>
          </table:table-cell>
          <table:table-cell table:formula="of:=IF(ISNUMBER(FIND(&quot;_&quot;; [.J36])); LEFT([.J36]; FIND(&quot;_&quot;; [.J36]) -1); [.J36])">
            <text:p/>
          </table:table-cell>
          <table:table-cell office:value-type="string" calcext:value-type="string">
            <text:p>walk_star</text:p>
          </table:table-cell>
          <table:table-cell table:formula="of:=IF(ISNUMBER(FIND(&quot;_&quot;; [.G36])); RIGHT([.G36]; LEN([.G36]) - FIND(&quot;_&quot;; [.G36])); &quot;&quot;)" office:value-type="string" office:string-value="star" calcext:value-type="string">
            <text:p>star</text:p>
          </table:table-cell>
          <table:table-cell table:formula="of:=IF(ISNUMBER(FIND(&quot;_&quot;; [.H36])); RIGHT([.H36]; LEN([.H36]) - FIND(&quot;_&quot;; [.H36])); &quot;&quot;)">
            <text:p/>
          </table:table-cell>
          <table:table-cell table:formula="of:=IF(ISNUMBER(FIND(&quot;_&quot;; [.I36])); RIGHT([.I36]; LEN([.I36]) - FIND(&quot;_&quot;; [.I36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7])); LEFT([.G37]; FIND(&quot;_&quot;; [.G37]) -1); [.G37])" office:value-type="string" office:string-value="walk" calcext:value-type="string">
            <text:p>walk</text:p>
          </table:table-cell>
          <table:table-cell table:formula="of:=IF(ISNUMBER(FIND(&quot;_&quot;; [.H37])); LEFT([.H37]; FIND(&quot;_&quot;; [.H37]) -1); [.H37])" office:value-type="string" office:string-value="tool" calcext:value-type="string">
            <text:p>tool</text:p>
          </table:table-cell>
          <table:table-cell table:formula="of:=IF(ISNUMBER(FIND(&quot;_&quot;; [.I37])); LEFT([.I37]; FIND(&quot;_&quot;; [.I37]) -1); [.I37])">
            <text:p/>
          </table:table-cell>
          <table:table-cell table:formula="of:=IF(ISNUMBER(FIND(&quot;_&quot;; [.J37])); LEFT([.J37]; FIND(&quot;_&quot;; [.J37]) -1); [.J37])">
            <text:p/>
          </table:table-cell>
          <table:table-cell office:value-type="string" calcext:value-type="string">
            <text:p><text:span text:style-name="T1">walk</text:span>_tool</text:p>
          </table:table-cell>
          <table:table-cell table:formula="of:=IF(ISNUMBER(FIND(&quot;_&quot;; [.G37])); RIGHT([.G37]; LEN([.G37]) - FIND(&quot;_&quot;; [.G37])); &quot;&quot;)" office:value-type="string" office:string-value="tool" calcext:value-type="string">
            <text:p>tool</text:p>
          </table:table-cell>
          <table:table-cell table:formula="of:=IF(ISNUMBER(FIND(&quot;_&quot;; [.H37])); RIGHT([.H37]; LEN([.H37]) - FIND(&quot;_&quot;; [.H37])); &quot;&quot;)">
            <text:p/>
          </table:table-cell>
          <table:table-cell table:formula="of:=IF(ISNUMBER(FIND(&quot;_&quot;; [.I37])); RIGHT([.I37]; LEN([.I37]) - FIND(&quot;_&quot;; [.I37])); &quot;&quot;)">
            <text:p/>
          </table:table-cell>
          <table:table-cell office:value-type="string" calcext:value-type="string">
            <text:p>xxx</text:p>
          </table:table-cell>
        </table:table-row>
        <table:table-row table:style-name="ro1">
          <table:table-cell table:number-columns-repeated="2"/>
          <table:table-cell table:formula="of:=IF(ISNUMBER(FIND(&quot;_&quot;; [.G38])); LEFT([.G38]; FIND(&quot;_&quot;; [.G38]) -1); [.G38])" office:value-type="string" office:string-value="water" calcext:value-type="string">
            <text:p>water</text:p>
          </table:table-cell>
          <table:table-cell table:formula="of:=IF(ISNUMBER(FIND(&quot;_&quot;; [.H38])); LEFT([.H38]; FIND(&quot;_&quot;; [.H38]) -1); [.H38])" office:value-type="string" office:string-value="tree" calcext:value-type="string">
            <text:p>tree</text:p>
          </table:table-cell>
          <table:table-cell table:formula="of:=IF(ISNUMBER(FIND(&quot;_&quot;; [.I38])); LEFT([.I38]; FIND(&quot;_&quot;; [.I38]) -1); [.I38])">
            <text:p/>
          </table:table-cell>
          <table:table-cell table:formula="of:=IF(ISNUMBER(FIND(&quot;_&quot;; [.J38])); LEFT([.J38]; FIND(&quot;_&quot;; [.J38]) -1); [.J38])">
            <text:p/>
          </table:table-cell>
          <table:table-cell office:value-type="string" calcext:value-type="string">
            <text:p>water_tree</text:p>
          </table:table-cell>
          <table:table-cell table:formula="of:=IF(ISNUMBER(FIND(&quot;_&quot;; [.G38])); RIGHT([.G38]; LEN([.G38]) - FIND(&quot;_&quot;; [.G38])); &quot;&quot;)" office:value-type="string" office:string-value="tree" calcext:value-type="string">
            <text:p>tree</text:p>
          </table:table-cell>
          <table:table-cell table:formula="of:=IF(ISNUMBER(FIND(&quot;_&quot;; [.H38])); RIGHT([.H38]; LEN([.H38]) - FIND(&quot;_&quot;; [.H38])); &quot;&quot;)">
            <text:p/>
          </table:table-cell>
          <table:table-cell table:formula="of:=IF(ISNUMBER(FIND(&quot;_&quot;; [.I38])); RIGHT([.I38]; LEN([.I38]) - FIND(&quot;_&quot;; [.I38])); &quot;&quot;)">
            <text:p/>
          </table:table-cell>
          <table:table-cell office:value-type="string" calcext:value-type="string">
            <text:p>xxx</text:p>
          </table:table-cell>
        </table:table-row>
      </table:table>
      <table:table table:name="Prizen Novy" table:style-name="ta1">
        <table:table-column table:style-name="co1" table:number-columns-repeated="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Minu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casi</text:p>
          </table:table-cell>
          <table:table-cell office:value-type="string" calcext:value-type="string">
            <text:p>weather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orm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Stavba</text:p>
          </table:table-cell>
          <table:table-cell table:number-columns-repeated="2" office:value-type="string" calcext:value-type="string">
            <text:p>hamme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table:number-columns-repeated="2" office:value-type="string" calcext:value-type="string">
            <text:p>binocular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two_binocul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five_food</text:p>
          </table:table-cell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log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two_heal</text:p>
          </table:table-cell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arty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card</text:p>
          </table:table-cell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ver</text:p>
          </table:table-cell>
          <table:table-cell table:number-columns-repeated="2" office:value-type="string" calcext:value-type="string">
            <text:p>bow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Vycvik</text:p>
          </table:table-cell>
          <table:table-cell table:number-columns-repeated="2" office:value-type="string" calcext:value-type="string">
            <text:p>ribbon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lirt</text:p>
          </table:table-cell>
          <table:table-cell table:number-columns-repeated="2" office:value-type="string" calcext:value-type="string">
            <text:p>heart</text:p>
          </table:table-cell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3" office:value-type="string" calcext:value-type="string">
            <text:p>star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Ocko</text:p>
          </table:table-cell>
          <table:table-cell table:number-columns-repeated="2" office:value-type="string" calcext:value-type="string">
            <text:p>star</text:p>
          </table:table-cell>
          <table:table-cell office:value-type="string" calcext:value-type="string">
            <text:p>sword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two_star</text:p>
          </table:table-cell>
          <table:table-cell office:value-type="string" calcext:value-type="string">
            <text:p>wolf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Nastroj</text:p>
          </table:table-cell>
          <table:table-cell table:number-columns-repeated="3" office:value-type="string" calcext:value-type="string">
            <text:p>tool</text:p>
          </table:table-cell>
        </table:table-row>
      </table:table>
      <table:table table:name="Akce Novy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3"/>
          <table:table-cell office:value-type="string" calcext:value-type="string">
            <text:p>Cnt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Zber bobuli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Naplava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water_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Zakladni Stavb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- Novic -</text:p>
          </table:table-cell>
          <table:table-cell office:value-type="string" calcext:value-type="string">
            <text:p>cards</text:p>
          </table:table-cell>
          <table:table-cell table:number-columns-repeated="3" office:value-type="string" calcext:value-type="string">
            <text:p>hammer</text:p>
          </table:table-cell>
          <table:table-cell table:number-columns-repeated="3"/>
        </table:table-row>
        <table:table-row table:style-name="ro1" table:number-rows-repeated="20">
          <table:table-cell table:number-columns-repeated="14"/>
        </table:table-row>
        <table:table-row table:style-name="ro1" table:number-rows-repeated="4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kce Novy Adv" table:style-name="ta1">
        <table:table-column table:style-name="co1" table:number-columns-repeated="4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3" table:default-cell-style-name="Default"/>
        <table:table-column table:style-name="co33" table:default-cell-style-name="Default"/>
        <table:table-column table:style-name="co1" table:number-columns-repeated="3" table:default-cell-style-name="Default"/>
        <table:table-column table:style-name="co1" table:default-cell-style-name="ce12"/>
        <table:table-row table:style-name="ro1" table:number-rows-repeated="2">
          <table:table-cell table:number-columns-repeated="13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Rybolov</text:p>
          </table:table-cell>
          <table:table-cell office:value-type="string" calcext:value-type="string">
            <text:p>four_food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ledovani Vody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Rybar I</text:p>
          </table:table-cell>
          <table:table-cell office:value-type="string" calcext:value-type="string">
            <text:p>hook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zvere</text:p>
          </table:table-cell>
          <table:table-cell office:value-type="string" calcext:value-type="string">
            <text:p>four_food_two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kosti</text:p>
          </table:table-cell>
          <table:table-cell office:value-type="string" calcext:value-type="string">
            <text:p>six_bone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istr zvirat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Lovec I</text:p>
          </table:table-cell>
          <table:table-cell office:value-type="string" calcext:value-type="string">
            <text:p>spea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acen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walk_star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a doma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_bone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Stavba</text:p>
          </table:table-cell>
          <table:table-cell office:value-type="string" calcext:value-type="string">
            <text:p>ribbon_hammer</text:p>
          </table:table-cell>
          <table:table-cell office:value-type="string" calcext:value-type="string">
            <text:p>Drevorubec I</text:p>
          </table:table-cell>
          <table:table-cell office:value-type="string" calcext:value-type="string">
            <text:p>ax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tool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Hrub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three_sun</text:p>
          </table:table-cell>
          <table:table-cell office:value-type="string" calcext:value-type="string">
            <text:p>food_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ny boj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Volani bohu</text:p>
          </table:table-cell>
          <table:table-cell office:value-type="string" calcext:value-type="string">
            <text:p>favour_favour</text:p>
          </table:table-cell>
          <table:table-cell office:value-type="string" calcext:value-type="string">
            <text:p>Valecnik I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favou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vireci oci I</text:p>
          </table:table-cell>
          <table:table-cell office:value-type="string" calcext:value-type="string">
            <text:p>binocular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ber klesti</text:p>
          </table:table-cell>
          <table:table-cell office:value-type="string" calcext:value-type="string">
            <text:p>four_bone_star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ceni Kouzly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Saman I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4"/>
          <table:table-cell office:value-type="string" calcext:value-type="string">
            <text:p>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oleText</text:p>
          </table:table-cell>
          <table:table-cell office:value-type="string" calcext:value-type="string">
            <text:p>RoleImg</text:p>
          </table:table-cell>
          <table:table-cell office:value-type="string" calcext:value-type="string">
            <text:p>Wher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Main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Rybolov II</text:p>
          </table:table-cell>
          <table:table-cell office:value-type="string" calcext:value-type="string">
            <text:p>six_food_two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Plaveni klad</text:p>
          </table:table-cell>
          <table:table-cell office:value-type="string" calcext:value-type="string">
            <text:p>log_three_bone</text:p>
          </table:table-cell>
          <table:table-cell office:value-type="string" calcext:value-type="string">
            <text:p>Rybar II</text:p>
          </table:table-cell>
          <table:table-cell office:value-type="string" calcext:value-type="string">
            <text:p>hook2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ov dravcu</text:p>
          </table:table-cell>
          <table:table-cell office:value-type="string" calcext:value-type="string">
            <text:p>six_bone_two_food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akerny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Lovec II</text:p>
          </table:table-cell>
          <table:table-cell office:value-type="string" calcext:value-type="string">
            <text:p>spear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three_bone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psi Kaceni</text:p>
          </table:table-cell>
          <table:table-cell office:value-type="string" calcext:value-type="string">
            <text:p>two_log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<text:span text:style-name="T1">walk</text:span>_tool</text:p>
          </table:table-cell>
          <table:table-cell office:value-type="string" calcext:value-type="string">
            <text:p>log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Obrana kdekoliv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Drevorubec II</text:p>
          </table:table-cell>
          <table:table-cell office:value-type="string" calcext:value-type="string">
            <text:p>axe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walk_bone_tool</text:p>
          </table:table-cell>
          <table:table-cell office:value-type="string" calcext:value-type="string">
            <text:p>shiel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Zvireci Hruza</text:p>
          </table:table-cell>
          <table:table-cell office:value-type="string" calcext:value-type="string">
            <text:p>bow_wolf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<text:span text:style-name="T1">walk</text:span>_food_star</text:p>
          </table:table-cell>
          <table:table-cell office:value-type="string" calcext:value-type="string">
            <text:p>spear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Lepsi Utok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Valecnik II</text:p>
          </table:table-cell>
          <table:table-cell office:value-type="string" calcext:value-type="string">
            <text:p>sword2</text:p>
          </table:table-cell>
          <table:table-cell office:value-type="string" calcext:value-type="string">
            <text:p>two_sun</text:p>
          </table:table-cell>
          <table:table-cell office:value-type="string" calcext:value-type="string">
            <text:p>swords_bone_tool</text:p>
          </table:table-cell>
          <table:table-cell office:value-type="string" calcext:value-type="string">
            <text:p>sword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Kouzelna Stavba</text:p>
          </table:table-cell>
          <table:table-cell office:value-type="string" calcext:value-type="string">
            <text:p>claw_hamme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hammer_bone_tool</text:p>
          </table:table-cell>
          <table:table-cell office:value-type="string" calcext:value-type="string">
            <text:p>hammer</text:p>
          </table:table-cell>
          <table:table-cell table:number-columns-repeated="2"/>
          <table:table-cell table:style-name="Default"/>
        </table:table-row>
        <table:table-row table:style-name="ro1">
          <table:table-cell table:number-columns-repeated="4"/>
          <table:table-cell office:value-type="string" calcext:value-type="string">
            <text:p>Zvireci oci II</text:p>
          </table:table-cell>
          <table:table-cell office:value-type="string" calcext:value-type="string">
            <text:p>ribbon_binocular_star</text:p>
          </table:table-cell>
          <table:table-cell office:value-type="string" calcext:value-type="string">
            <text:p>Saman II</text:p>
          </table:table-cell>
          <table:table-cell office:value-type="string" calcext:value-type="string">
            <text:p>wand2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  <table:table-cell office:value-type="string" calcext:value-type="string">
            <text:p>binocular</text:p>
          </table:table-cell>
          <table:table-cell table:number-columns-repeated="2"/>
          <table:table-cell table:style-name="Default"/>
        </table:table-row>
        <table:table-row table:style-name="ro1" table:number-rows-repeated="2">
          <table:table-cell table:number-columns-repeated="13"/>
          <table:table-cell table:style-name="Default"/>
        </table:table-row>
        <table:table-row table:style-name="ro1" table:number-rows-repeated="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tavby Nove" table:style-name="ta1">
        <table:table-column table:style-name="co1" table:number-columns-repeated="15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1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" table:default-cell-style-name="ce12"/>
        <table:table-row table:style-name="ro1">
          <table:table-cell office:value-type="string" calcext:value-type="string">
            <text:p>S</text:p>
          </table:table-cell>
          <table:table-cell table:number-columns-repeated="21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Tret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ol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Hlidk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esin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-1 den cesty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vic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J / vycvik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e ohniste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Lazaret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-K -Pop / Leceni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bone_star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hradniky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two_log</text:p>
          </table:table-cell>
          <table:table-cell office:value-type="string" calcext:value-type="string">
            <text:p>Zadna zver v okoli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bow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ov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J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Obetist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hree_bone_log</text:p>
          </table:table-cell>
          <table:table-cell office:value-type="string" calcext:value-type="string">
            <text:p>+Pop / Ocko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isto zasveceni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food_four_bone</text:p>
          </table:table-cell>
          <table:table-cell office:value-type="string" calcext:value-type="string">
            <text:p>+Pop / Odpocinek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lunecni pec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J / cestu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foo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raz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obrana</text:p>
          </table:table-cell>
          <table:table-cell/>
          <table:table-cell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Chatrc stavar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-1 den stavby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un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u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wo_bone</text:p>
          </table:table-cell>
          <table:table-cell office:value-type="string" calcext:value-type="string">
            <text:p>-1 Flirt na populaci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flirt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tolec Starsich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food_three_bone</text:p>
          </table:table-cell>
          <table:table-cell office:value-type="string" calcext:value-type="string">
            <text:p>+1 Akcni karta</text:p>
          </table:table-cell>
          <table:table-cell/>
          <table:table-cell office:value-type="string" calcext:value-type="string">
            <text:p>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Dilna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two_bone_log</text:p>
          </table:table-cell>
          <table:table-cell office:value-type="string" calcext:value-type="string">
            <text:p>+1 Nastroj</text:p>
          </table:table-cell>
          <table:table-cell/>
          <table:table-cell office:value-type="string" calcext:value-type="string">
            <text:p>tool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metnice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S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five_bone</text:p>
          </table:table-cell>
          <table:table-cell office:value-type="string" calcext:value-type="string">
            <text:p>+J +K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food_bone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Modl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Pop / den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star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Palisada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obrany</text:p>
          </table:table-cell>
          <table:table-cell/>
          <table:table-cell table:style-name="Default" office:value-type="string" calcext:value-type="string">
            <text:p>two_shiel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lka si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4 dny</text:p>
          </table:table-cell>
          <table:table-cell office:value-type="string" calcext:value-type="string">
            <text:p>three_bone_two_log</text:p>
          </table:table-cell>
          <table:table-cell office:value-type="string" calcext:value-type="string">
            <text:p>+2 Akcni karty</text:p>
          </table:table-cell>
          <table:table-cell/>
          <table:table-cell table:style-name="Default" office:value-type="string" calcext:value-type="string">
            <text:p>two_card</text:p>
          </table:table-cell>
        </table:table-row>
        <table:table-row table:style-name="ro1">
          <table:table-cell table:number-columns-repeated="15"/>
          <table:table-cell office:value-type="float" office:value="2" calcext:value-type="float">
            <text:p>2</text:p>
          </table:table-cell>
          <table:table-cell office:value-type="string" calcext:value-type="string">
            <text:p>Vecny ohen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3 Ocko na ruce</text:p>
          </table:table-cell>
          <table:table-cell/>
          <table:table-cell office:value-type="string" calcext:value-type="string">
            <text:p>three_favourstore</text:p>
          </table:table-cell>
        </table:table-row>
        <table:table-row table:style-name="ro1" table:number-rows-repeated="3">
          <table:table-cell table:number-columns-repeated="22"/>
          <table:table-cell table:style-name="Default"/>
        </table:table-row>
        <table:table-row table:style-name="ro1">
          <table:table-cell table:number-columns-repeated="16"/>
          <table:table-cell office:value-type="string" calcext:value-type="string">
            <text:p>Name</text:p>
          </table:table-cell>
          <table:table-cell office:value-type="string" calcext:value-type="string">
            <text:p>Lvl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Effect</text:p>
          </table:table-cell>
          <table:table-cell office:value-type="string" calcext:value-type="string">
            <text:p>If</text:p>
          </table:table-cell>
          <table:table-cell table:style-name="Default" office:value-type="string" calcext:value-type="string">
            <text:p>Then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Druhy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two_bone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edlejsi sklad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3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5 sklad</text:p>
          </table:table-cell>
          <table:table-cell/>
          <table:table-cell table:style-name="Default" office:value-type="string" calcext:value-type="string">
            <text:p>five_storage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Val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1 den</text:p>
          </table:table-cell>
          <table:table-cell office:value-type="string" calcext:value-type="string">
            <text:p>three_bone</text:p>
          </table:table-cell>
          <table:table-cell office:value-type="string" calcext:value-type="string">
            <text:p>+1 obrana</text:p>
          </table:table-cell>
          <table:table-cell/>
          <table:table-cell table:style-name="Default" office:value-type="string" calcext:value-type="string">
            <text:p>shield</text:p>
          </table:table-cell>
        </table:table-row>
        <table:table-row table:style-name="ro1">
          <table:table-cell table:number-columns-repeated="15"/>
          <table:table-cell office:value-type="float" office:value="1" calcext:value-type="float">
            <text:p>1</text:p>
          </table:table-cell>
          <table:table-cell office:value-type="string" calcext:value-type="string">
            <text:p>Pil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2 dny</text:p>
          </table:table-cell>
          <table:table-cell office:value-type="string" calcext:value-type="string">
            <text:p>bone_log</text:p>
          </table:table-cell>
          <table:table-cell office:value-type="string" calcext:value-type="string">
            <text:p>+1 Nastroj</text:p>
          </table:table-cell>
          <table:table-cell/>
          <table:table-cell table:style-name="Default" office:value-type="string" calcext:value-type="string">
            <text:p>tool</text:p>
          </table:table-cell>
        </table:table-row>
      </table:table>
      <table:table table:name="Help Nove" table:style-name="ta1"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athegory</text:p>
          </table:table-cell>
          <table:table-cell office:value-type="string" calcext:value-type="string">
            <text:p>img1</text:p>
          </table:table-cell>
          <table:table-cell office:value-type="string" calcext:value-type="string">
            <text:p>text1</text:p>
          </table:table-cell>
          <table:table-cell office:value-type="string" calcext:value-type="string">
            <text:p>img2</text:p>
          </table:table-cell>
          <table:table-cell office:value-type="string" calcext:value-type="string">
            <text:p>text2</text:p>
          </table:table-cell>
          <table:table-cell office:value-type="string" calcext:value-type="string">
            <text:p>img3</text:p>
          </table:table-cell>
          <table:table-cell office:value-type="string" calcext:value-type="string">
            <text:p>text3</text:p>
          </table:table-cell>
          <table:table-cell office:value-type="string" calcext:value-type="string">
            <text:p>img4</text:p>
          </table:table-cell>
          <table:table-cell office:value-type="string" calcext:value-type="string">
            <text:p>text4</text:p>
          </table:table-cell>
          <table:table-cell office:value-type="string" calcext:value-type="string">
            <text:p>img5</text:p>
          </table:table-cell>
          <table:table-cell office:value-type="string" calcext:value-type="string">
            <text:p>text5</text:p>
          </table:table-cell>
          <table:table-cell office:value-type="string" calcext:value-type="string">
            <text:p>img6</text:p>
          </table:table-cell>
          <table:table-cell office:value-type="string" calcext:value-type="string">
            <text:p>text6</text:p>
          </table:table-cell>
        </table:table-row>
        <table:table-row table:style-name="ro1">
          <table:table-cell/>
          <table:table-cell office:value-type="string" calcext:value-type="string">
            <text:p>Zdroje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Jidlo</text:p>
          </table:table-cell>
          <table:table-cell office:value-type="string" calcext:value-type="string">
            <text:p>bone</text:p>
          </table:table-cell>
          <table:table-cell office:value-type="string" calcext:value-type="string">
            <text:p>Kosti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Drevo</text:p>
          </table:table-cell>
          <table:table-cell office:value-type="string" calcext:value-type="string">
            <text:p>walk</text:p>
          </table:table-cell>
          <table:table-cell office:value-type="string" calcext:value-type="string">
            <text:p>Cesta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Popularita</text:p>
          </table:table-cell>
          <table:table-cell office:value-type="string" calcext:value-type="string">
            <text:p>tool</text:p>
          </table:table-cell>
          <table:table-cell office:value-type="string" calcext:value-type="string">
            <text:p>Nastroj</text:p>
          </table:table-cell>
        </table:table-row>
        <table:table-row table:style-name="ro1">
          <table:table-cell/>
          <table:table-cell office:value-type="string" calcext:value-type="string">
            <text:p>Akce</text:p>
          </table:table-cell>
          <table:table-cell office:value-type="string" calcext:value-type="string">
            <text:p>binocular</text:p>
          </table:table-cell>
          <table:table-cell office:value-type="string" calcext:value-type="string">
            <text:p>Pruzkum</text:p>
          </table:table-cell>
          <table:table-cell office:value-type="string" calcext:value-type="string">
            <text:p>heal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bow</text:p>
          </table:table-cell>
          <table:table-cell office:value-type="string" calcext:value-type="string">
            <text:p>Zahaneni</text:p>
          </table:table-cell>
          <table:table-cell office:value-type="string" calcext:value-type="string">
            <text:p>swords</text:p>
          </table:table-cell>
          <table:table-cell office:value-type="string" calcext:value-type="string">
            <text:p>Utok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Obrana</text:p>
          </table:table-cell>
          <table:table-cell office:value-type="string" calcext:value-type="string">
            <text:p>hammer</text:p>
          </table:table-cell>
          <table:table-cell office:value-type="string" calcext:value-type="string">
            <text:p>Stavba</text:p>
          </table:table-cell>
        </table:table-row>
        <table:table-row table:style-name="ro1">
          <table:table-cell/>
          <table:table-cell office:value-type="string" calcext:value-type="string">
            <text:p>Prostredi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Voda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sun</text:p>
          </table:table-cell>
          <table:table-cell office:value-type="string" calcext:value-type="string">
            <text:p>Den</text:p>
          </table:table-cell>
          <table:table-cell office:value-type="string" calcext:value-type="string">
            <text:p>wolf</text:p>
          </table:table-cell>
          <table:table-cell office:value-type="string" calcext:value-type="string">
            <text:p>Zver</text:p>
          </table:table-cell>
          <table:table-cell office:value-type="string" calcext:value-type="string">
            <text:p>heart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ribbon</text:p>
          </table:table-cell>
          <table:table-cell office:value-type="string" calcext:value-type="string">
            <text:p>Trenink</text:p>
          </table:table-cell>
        </table:table-row>
        <table:table-row table:style-name="ro1">
          <table:table-cell/>
          <table:table-cell office:value-type="string" calcext:value-type="string">
            <text:p>Dalsi</text:p>
          </table:table-cell>
          <table:table-cell office:value-type="string" calcext:value-type="string">
            <text:p>card</text:p>
          </table:table-cell>
          <table:table-cell office:value-type="string" calcext:value-type="string">
            <text:p>+ Karta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- Karta</text:p>
          </table:table-cell>
          <table:table-cell office:value-type="string" calcext:value-type="string">
            <text:p>favour</text:p>
          </table:table-cell>
          <table:table-cell office:value-type="string" calcext:value-type="string">
            <text:p>Ocko</text:p>
          </table:table-cell>
          <table:table-cell office:value-type="string" calcext:value-type="string">
            <text:p>storage</text:p>
          </table:table-cell>
          <table:table-cell office:value-type="string" calcext:value-type="string">
            <text:p>Sklad</text:p>
          </table:table-cell>
          <table:table-cell office:value-type="string" calcext:value-type="string">
            <text:p>claw</text:p>
          </table:table-cell>
          <table:table-cell office:value-type="string" calcext:value-type="string">
            <text:p>Kouzlo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Zadarmo</text:p>
          </table:table-cell>
        </table:table-row>
      </table:table>
      <table:table table:name="Amulety" table:style-name="ta1">
        <table:table-column table:style-name="co1" table:number-columns-repeated="4" table:default-cell-style-name="Default"/>
        <table:table-column table:style-name="co41" table:default-cell-style-name="Default"/>
        <table:table-column table:style-name="co1" table:default-cell-style-name="ce12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n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text</text:p>
          </table:table-cell>
          <table:table-cell table:style-name="Default" office:value-type="string" calcext:value-type="string">
            <text:p>im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Rychlost</text:p>
          </table:table-cell>
          <table:table-cell office:value-type="string" calcext:value-type="string">
            <text:p>Pohyb -den</text:p>
          </table:table-cell>
          <table:table-cell office:value-type="string" calcext:value-type="string">
            <text:p>walk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jidla</text:p>
          </table:table-cell>
          <table:table-cell office:value-type="string" calcext:value-type="string">
            <text:p>+J</text:p>
          </table:table-cell>
          <table:table-cell office:value-type="string" calcext:value-type="string">
            <text:p>foo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Zber KKK</text:p>
          </table:table-cell>
          <table:table-cell office:value-type="string" calcext:value-type="string">
            <text:p>+K</text:p>
          </table:table-cell>
          <table:table-cell office:value-type="string" calcext:value-type="string">
            <text:p>bon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sem</text:p>
          </table:table-cell>
          <table:table-cell office:value-type="string" calcext:value-type="string">
            <text:p>Les: Pohyb 1</text:p>
          </table:table-cell>
          <table:table-cell office:value-type="string" calcext:value-type="string">
            <text:p>tree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Vodou</text:p>
          </table:table-cell>
          <table:table-cell office:value-type="string" calcext:value-type="string">
            <text:p>Voda: Pohyb 1</text:p>
          </table:table-cell>
          <table:table-cell office:value-type="string" calcext:value-type="string">
            <text:p>wat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lizeni</text:p>
          </table:table-cell>
          <table:table-cell office:value-type="string" calcext:value-type="string">
            <text:p>Zadne zraneni</text:p>
          </table:table-cell>
          <table:table-cell office:value-type="string" calcext:value-type="string">
            <text:p>wolf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</text:p>
          </table:table-cell>
          <table:table-cell office:value-type="string" calcext:value-type="string">
            <text:p>Stavba -den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Leceni</text:p>
          </table:table-cell>
          <table:table-cell office:value-type="string" calcext:value-type="string">
            <text:p>Leceni +Ocko</text:p>
          </table:table-cell>
          <table:table-cell office:value-type="string" calcext:value-type="string">
            <text:p>heal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Flirt</text:p>
          </table:table-cell>
          <table:table-cell office:value-type="string" calcext:value-type="string">
            <text:p>Flirt +Ocko</text:p>
          </table:table-cell>
          <table:table-cell office:value-type="string" calcext:value-type="string">
            <text:p>flir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tavba II</text:p>
          </table:table-cell>
          <table:table-cell office:value-type="string" calcext:value-type="string">
            <text:p>Stavba +Ocko</text:p>
          </table:table-cell>
          <table:table-cell office:value-type="string" calcext:value-type="string">
            <text:p>hammer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Karta navic</text:p>
          </table:table-cell>
          <table:table-cell office:value-type="string" calcext:value-type="string">
            <text:p>+ 1 Akce</text:p>
          </table:table-cell>
          <table:table-cell table:style-name="Default" office:value-type="string" calcext:value-type="string">
            <text:p>card</text:p>
          </table:table-cell>
          <table:table-cell table:number-columns-repeated="3"/>
        </table:table-row>
      </table:table>
      <table:table table:name="Pocitadla" table:style-name="ta1">
        <table:table-column table:style-name="co1" table:number-columns-repeated="2" table:default-cell-style-name="Default"/>
        <table:table-column table:style-name="co41" table:default-cell-style-name="Default"/>
        <table:table-column table:style-name="co3" table:default-cell-style-name="Default"/>
        <table:table-column table:style-name="co1" table:default-cell-style-name="Default"/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mg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irt</text:p>
          </table:table-cell>
          <table:table-cell office:value-type="string" calcext:value-type="string">
            <text:p>two_food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hield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art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x</text:p>
          </table:table-cell>
        </table:table-row>
      </table:table>
      <table:table table:name="Sheet15" table:style-name="ta1">
        <table:table-column table:style-name="co1" table:number-columns-repeated="3" table:default-cell-style-name="Default"/>
        <table:table-row table:style-name="ro1" table:number-rows-repeated="4">
          <table:table-cell table:number-columns-repeated="3"/>
        </table:table-row>
        <table:table-row table:style-name="ro1">
          <table:table-cell table:number-columns-repeated="2"/>
          <table:table-cell table:style-name="ce12" office:value-type="string" calcext:value-type="string">
            <text:p>bone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ive_storage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ood_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ammer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storage_three_</text:span>favou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ords_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hree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binocul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dis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food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hea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lo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hiel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u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wo_sword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bone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food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k_sta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pan text:style-name="T1">walk</text:span>_too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ter_tree</text:p>
          </table:table-cell>
        </table:table-row>
        <table:table-row table:style-name="ro1" table:number-rows-repeated="19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2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4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>
          <table:table-cell table:number-columns-repeated="3"/>
        </table:table-row>
        <table:table-row table:style-name="ro1" table:number-rows-repeated="4">
          <table:table-cell table:number-columns-repeated="2"/>
          <table:table-cell table:style-name="ce12"/>
        </table:table-row>
        <table:table-row table:style-name="ro1" table:number-rows-repeated="1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table:style-name="ce12"/>
        </table:table-row>
        <table:table-row table:style-name="ro1" table:number-rows-repeated="31">
          <table:table-cell table:number-columns-repeated="3"/>
        </table:table-row>
        <table:table-row table:style-name="ro1" table:number-rows-repeated="2">
          <table:table-cell table:number-columns-repeated="2"/>
          <table:table-cell table:style-name="ce12"/>
        </table:table-row>
        <table:table-row table:style-name="ro1">
          <table:table-cell table:number-columns-repeated="2"/>
          <table:table-cell table:style-name="ce12"/>
        </table:table-row>
      </table:table>
      <table:named-expressions/>
      <table:database-ranges>
        <table:database-range table:name="__Anonymous_Sheet_DB__7" table:target-range-address="Kombinace.G7:Kombinace.G72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'Help Nove'.F1:'Help Nove'.F29" table:orientation="column"/>
        <table:database-range table:name="__Anonymous_Sheet_DB__15" table:target-range-address="Sheet15.C5:Sheet15.C5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4:38:57.687641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4T15:16:24.988801989</meta:creation-date>
    <meta:generator>LibreOffice/6.4.7.2$Linux_X86_64 LibreOffice_project/40$Build-2</meta:generator>
    <dc:date>2023-11-15T14:47:33.447593761</dc:date>
    <meta:editing-duration>P41DT15H30M50S</meta:editing-duration>
    <meta:editing-cycles>328</meta:editing-cycles>
    <meta:document-statistic meta:table-count="16" meta:cell-count="1662" meta:object-count="0"/>
  </office:meta>
</office:document-meta>
</file>